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681in" table:align="margins"/>
    </style:style>
    <style:style style:name="Table1.A" style:family="table-column">
      <style:table-column-properties style:column-width="2.884in" style:rel-column-width="32767*"/>
    </style:style>
    <style:style style:name="Table1.B" style:family="table-column">
      <style:table-column-properties style:column-width="2.884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7681in" table:align="margins"/>
    </style:style>
    <style:style style:name="Table2.A" style:family="table-column">
      <style:table-column-properties style:column-width="2.884in" style:rel-column-width="32767*"/>
    </style:style>
    <style:style style:name="Table2.B" style:family="table-column">
      <style:table-column-properties style:column-width="2.884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7681in" table:align="margins"/>
    </style:style>
    <style:style style:name="Table3.A" style:family="table-column">
      <style:table-column-properties style:column-width="2.884in" style:rel-column-width="32767*"/>
    </style:style>
    <style:style style:name="Table3.B" style:family="table-column">
      <style:table-column-properties style:column-width="2.884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Bibliography_20_1">
      <style:paragraph-properties>
        <style:tab-stops/>
      </style:paragraph-properties>
    </style:style>
    <style:style style:name="P2" style:family="paragraph" style:parent-style-name="Subtitle">
      <style:text-properties officeooo:rsid="001b93d4" officeooo:paragraph-rsid="001b93d4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Bibliography_20_Heading">
      <style:paragraph-properties fo:break-before="page"/>
    </style:style>
    <style:style style:name="P5" style:family="paragraph" style:parent-style-name="Heading_20_1">
      <style:text-properties fo:language="pt" fo:country="PT" officeooo:rsid="000dfcac" officeooo:paragraph-rsid="003e6a9c"/>
    </style:style>
    <style:style style:name="P6" style:family="paragraph" style:parent-style-name="Heading_20_2">
      <style:text-properties fo:language="pt" fo:country="PT" officeooo:paragraph-rsid="003e6a9c"/>
    </style:style>
    <style:style style:name="P7" style:family="paragraph" style:parent-style-name="Text_20_body">
      <style:paragraph-properties fo:text-align="justify" style:justify-single-word="false"/>
      <style:text-properties fo:language="pt" fo:country="PT" officeooo:rsid="00102d49" officeooo:paragraph-rsid="003e6a9c"/>
    </style:style>
    <style:style style:name="P8" style:family="paragraph" style:parent-style-name="Text_20_body">
      <style:paragraph-properties fo:text-align="justify" style:justify-single-word="false"/>
      <style:text-properties fo:language="pt" fo:country="PT" officeooo:paragraph-rsid="003e6a9c"/>
    </style:style>
    <style:style style:name="P9" style:family="paragraph" style:parent-style-name="Text_20_body">
      <style:paragraph-properties fo:text-align="justify" style:justify-single-word="false"/>
      <style:text-properties fo:language="pt" fo:country="PT" officeooo:rsid="001b93d4" officeooo:paragraph-rsid="003e6a9c"/>
    </style:style>
    <style:style style:name="P10" style:family="paragraph" style:parent-style-name="Heading_20_1">
      <style:paragraph-properties fo:text-align="justify" style:justify-single-word="false"/>
      <style:text-properties fo:language="pt" fo:country="PT" officeooo:rsid="0041eb1e" officeooo:paragraph-rsid="0041eb1e"/>
    </style:style>
    <style:style style:name="P11" style:family="paragraph" style:parent-style-name="Heading_20_1">
      <style:paragraph-properties fo:text-align="justify" style:justify-single-word="false"/>
      <style:text-properties fo:language="pt" fo:country="PT" officeooo:rsid="003bea01" officeooo:paragraph-rsid="003e6a9c"/>
    </style:style>
    <style:style style:name="P12" style:family="paragraph" style:parent-style-name="Text_20_body">
      <style:paragraph-properties fo:text-align="justify" style:justify-single-word="false"/>
      <style:text-properties fo:language="pt" fo:country="PT" officeooo:rsid="003bea01" officeooo:paragraph-rsid="003e6a9c"/>
    </style:style>
    <style:style style:name="P13" style:family="paragraph" style:parent-style-name="Heading_20_2">
      <style:paragraph-properties fo:text-align="justify" style:justify-single-word="false"/>
      <style:text-properties fo:language="pt" fo:country="PT" officeooo:rsid="004af6ec" officeooo:paragraph-rsid="004af6ec"/>
    </style:style>
    <style:style style:name="P14" style:family="paragraph" style:parent-style-name="Heading_20_2">
      <style:text-properties fo:language="pt" fo:country="PT" officeooo:rsid="004fbe1b" officeooo:paragraph-rsid="004fbe1b"/>
    </style:style>
    <style:style style:name="P15" style:family="paragraph" style:parent-style-name="Text_20_body">
      <style:paragraph-properties fo:text-align="justify" style:justify-single-word="false"/>
      <style:text-properties fo:language="pt" fo:country="PT" officeooo:rsid="004fbe1b" officeooo:paragraph-rsid="004fbe1b"/>
    </style:style>
    <style:style style:name="P16" style:family="paragraph" style:parent-style-name="Text_20_body">
      <style:paragraph-properties fo:text-align="justify" style:justify-single-word="false"/>
      <style:text-properties fo:language="pt" fo:country="PT" officeooo:rsid="0055b1df" officeooo:paragraph-rsid="004fbe1b"/>
    </style:style>
    <style:style style:name="P17" style:family="paragraph" style:parent-style-name="Text_20_body">
      <style:paragraph-properties fo:text-align="justify" style:justify-single-word="false"/>
      <style:text-properties fo:language="pt" fo:country="PT" officeooo:rsid="0055b1df" officeooo:paragraph-rsid="0055b1df"/>
    </style:style>
    <style:style style:name="P18" style:family="paragraph" style:parent-style-name="Heading_20_2">
      <style:paragraph-properties fo:break-before="page"/>
      <style:text-properties fo:language="pt" fo:country="PT" officeooo:rsid="0055b1df" officeooo:paragraph-rsid="0055b1df"/>
    </style:style>
    <style:style style:name="P19" style:family="paragraph" style:parent-style-name="Text_20_body">
      <style:text-properties fo:language="pt" fo:country="PT" officeooo:rsid="0055b1df" officeooo:paragraph-rsid="005b2525"/>
    </style:style>
    <style:style style:name="P20" style:family="paragraph" style:parent-style-name="Text_20_body">
      <style:paragraph-properties fo:text-align="justify" style:justify-single-word="false"/>
      <style:text-properties fo:language="pt" fo:country="PT" fo:font-style="normal" officeooo:rsid="00510d4c" style:font-style-asian="normal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language="pt" fo:country="PT" fo:font-style="normal" officeooo:rsid="005453fb" officeooo:paragraph-rsid="004fbe1b" style:font-style-asian="normal" style:font-style-complex="normal"/>
    </style:style>
    <style:style style:name="P22" style:family="paragraph" style:parent-style-name="Text_20_body">
      <style:text-properties fo:language="pt" fo:country="PT" fo:font-style="italic" fo:font-weight="normal" officeooo:rsid="005ce8f9" officeooo:paragraph-rsid="005da219" style:font-style-asian="italic" style:font-weight-asian="normal" style:font-style-complex="italic" style:font-weight-complex="normal"/>
    </style:style>
    <style:style style:name="P23" style:family="paragraph" style:parent-style-name="Heading_20_2">
      <style:text-properties officeooo:rsid="001efdc5" officeooo:paragraph-rsid="003e6a9c"/>
    </style:style>
    <style:style style:name="P24" style:family="paragraph" style:parent-style-name="Text_20_body">
      <style:paragraph-properties fo:text-align="justify" style:justify-single-word="false"/>
      <style:text-properties officeooo:rsid="001efdc5" officeooo:paragraph-rsid="003e6a9c"/>
    </style:style>
    <style:style style:name="P25" style:family="paragraph" style:parent-style-name="Heading_20_2">
      <style:text-properties officeooo:paragraph-rsid="003e6a9c"/>
    </style:style>
    <style:style style:name="P26" style:family="paragraph" style:parent-style-name="Standard">
      <style:text-properties officeooo:paragraph-rsid="003e6a9c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2a0657" officeooo:paragraph-rsid="003e6a9c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style="normal" fo:font-weight="bold" officeooo:rsid="0033360f" officeooo:paragraph-rsid="003e6a9c" style:font-style-asian="normal" style:font-weight-asian="bold" style:font-style-complex="normal" style:font-weight-complex="bold"/>
    </style:style>
    <style:style style:name="P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Subtitle">
      <style:text-properties officeooo:paragraph-rsid="001b93d4"/>
    </style:style>
    <style:style style:name="P33" style:family="paragraph" style:parent-style-name="Text_20_body">
      <style:text-properties officeooo:paragraph-rsid="005da219"/>
    </style:style>
    <style:style style:name="P34" style:family="paragraph" style:parent-style-name="Table_20_Contents">
      <style:text-properties officeooo:rsid="0064ae4f" officeooo:paragraph-rsid="0064ae4f"/>
    </style:style>
    <style:style style:name="P35" style:family="paragraph" style:parent-style-name="Table_20_Contents">
      <style:text-properties officeooo:rsid="00660fae" officeooo:paragraph-rsid="00660fae"/>
    </style:style>
    <style:style style:name="P36" style:family="paragraph" style:parent-style-name="Table_20_Contents">
      <style:text-properties officeooo:rsid="0068e025" officeooo:paragraph-rsid="0068e025"/>
    </style:style>
    <style:style style:name="P37" style:family="paragraph" style:parent-style-name="Table_20_Contents">
      <style:text-properties officeooo:rsid="00643a63" officeooo:paragraph-rsid="00643a63"/>
    </style:style>
    <style:style style:name="P38" style:family="paragraph" style:parent-style-name="Table_20_Contents">
      <style:text-properties officeooo:rsid="00673989" officeooo:paragraph-rsid="00673989"/>
    </style:style>
    <style:style style:name="P39" style:family="paragraph" style:parent-style-name="Table_20_Contents">
      <style:text-properties officeooo:rsid="0069b10f" officeooo:paragraph-rsid="0069b10f"/>
    </style:style>
    <style:style style:name="P40" style:family="paragraph" style:parent-style-name="Text_20_body">
      <style:text-properties officeooo:paragraph-rsid="00643a63"/>
    </style:style>
    <style:style style:name="P41" style:family="paragraph" style:parent-style-name="Text_20_body">
      <style:text-properties officeooo:paragraph-rsid="00660fae"/>
    </style:style>
    <style:style style:name="P42" style:family="paragraph" style:parent-style-name="Text_20_body">
      <style:text-properties officeooo:paragraph-rsid="0068e025"/>
    </style:style>
    <style:style style:name="P43" style:family="paragraph" style:parent-style-name="Title" style:master-page-name="Standard">
      <style:paragraph-properties style:page-number="auto"/>
      <style:text-properties officeooo:rsid="001b93d4" officeooo:paragraph-rsid="001b93d4"/>
    </style:style>
    <style:style style:name="P44" style:family="paragraph" style:parent-style-name="Bibliography_20_1">
      <style:paragraph-properties>
        <style:tab-stops/>
      </style:paragraph-properties>
    </style:style>
    <style:style style:name="P45" style:family="paragraph" style:parent-style-name="Bibliography_20_Heading">
      <style:paragraph-properties fo:break-before="page"/>
    </style:style>
    <style:style style:name="P4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Heading_20_1" style:master-page-name="_33__20_Page">
      <style:paragraph-properties fo:text-align="justify" style:justify-single-word="false" style:page-number="1" fo:break-before="page"/>
      <style:text-properties officeooo:paragraph-rsid="003e6a9c"/>
    </style:style>
    <style:style style:name="P51" style:family="paragraph" style:parent-style-name="Heading_20_1">
      <style:text-properties officeooo:rsid="007b0ad2" officeooo:paragraph-rsid="007b0ad2"/>
    </style:style>
    <style:style style:name="P52" style:family="paragraph" style:parent-style-name="Heading_20_3">
      <style:text-properties officeooo:rsid="0064ae4f" officeooo:paragraph-rsid="0064ae4f"/>
    </style:style>
    <style:style style:name="P53" style:family="paragraph" style:parent-style-name="Heading_20_3">
      <style:text-properties officeooo:rsid="00660fae" officeooo:paragraph-rsid="00660fae"/>
    </style:style>
    <style:style style:name="P54" style:family="paragraph" style:parent-style-name="Heading_20_3">
      <style:text-properties officeooo:rsid="0068e025" officeooo:paragraph-rsid="0068e025"/>
    </style:style>
    <style:style style:name="P55" style:family="paragraph" style:parent-style-name="Text_20_body" style:list-style-name="L1">
      <style:paragraph-properties fo:text-align="justify" style:justify-single-word="false"/>
      <style:text-properties fo:font-weight="bold" officeooo:rsid="002a0657" officeooo:paragraph-rsid="003e6a9c" style:font-weight-asian="bold" style:font-weight-complex="bold"/>
    </style:style>
    <style:style style:name="P56" style:family="paragraph" style:parent-style-name="Text_20_body">
      <style:text-properties fo:language="pt" fo:country="PT" officeooo:rsid="00643a63" officeooo:paragraph-rsid="00643a63"/>
    </style:style>
    <style:style style:name="P57" style:family="paragraph" style:parent-style-name="Text_20_body">
      <style:text-properties fo:language="pt" fo:country="PT" officeooo:rsid="0069b10f" officeooo:paragraph-rsid="0073e0fe"/>
    </style:style>
    <style:style style:name="P58" style:family="paragraph" style:parent-style-name="Text_20_body">
      <style:text-properties fo:language="pt" fo:country="PT" officeooo:rsid="005d38ba" officeooo:paragraph-rsid="005da219"/>
    </style:style>
    <style:style style:name="P59" style:family="paragraph" style:parent-style-name="Text_20_body">
      <style:paragraph-properties fo:break-before="page"/>
      <style:text-properties officeooo:rsid="0077281b" officeooo:paragraph-rsid="0077281b"/>
    </style:style>
    <style:style style:name="P60" style:family="paragraph" style:parent-style-name="Text_20_body">
      <style:text-properties officeooo:paragraph-rsid="007b0ad2"/>
    </style:style>
    <style:style style:name="P61" style:family="paragraph">
      <loext:graphic-properties draw:fill="solid" draw:fill-color="#cccccc"/>
      <style:paragraph-properties style:writing-mode="lr-tb"/>
    </style:style>
    <style:style style:name="P62" style:family="paragraph">
      <loext:graphic-properties draw:fill="solid" draw:fill-color="#dddddd"/>
      <style:paragraph-properties style:writing-mode="lr-tb"/>
      <style:text-properties fo:font-size="11pt" style:font-size-asian="11pt" style:font-size-complex="11pt"/>
    </style:style>
    <style:style style:name="P63" style:family="paragraph">
      <loext:graphic-properties draw:fill="solid" draw:fill-color="#eeeeee"/>
      <style:paragraph-properties style:writing-mode="lr-tb"/>
      <style:text-properties fo:font-size="8pt" style:font-size-asian="8pt" style:font-size-complex="8pt"/>
    </style:style>
    <style:style style:name="T1" style:family="text">
      <style:text-properties style:font-name="Liberation Sans" fo:font-size="18pt" fo:language="pt" fo:country="PT" fo:font-weight="bold" officeooo:rsid="00102d49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style:font-name="Liberation Sans" fo:font-size="18pt" style:font-name-asian="Noto Sans CJK SC" style:font-size-asian="18pt" style:font-name-complex="Lohit Devanagari1" style:font-size-complex="18pt"/>
    </style:style>
    <style:style style:name="T3" style:family="text">
      <style:text-properties style:font-name="Liberation Sans" fo:font-size="18pt" officeooo:rsid="001b93d4" style:font-name-asian="Noto Sans CJK SC" style:font-size-asian="18pt" style:font-name-complex="Lohit Devanagari1" style:font-size-complex="18pt"/>
    </style:style>
    <style:style style:name="T4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5" style:family="text">
      <style:text-properties style:font-name="Liberation Sans" fo:font-size="18pt" fo:font-weight="bold" officeooo:rsid="00435298" style:font-name-asian="Noto Sans CJK SC" style:font-size-asian="18pt" style:font-weight-asian="bold" style:font-name-complex="Lohit Devanagari1" style:font-size-complex="18pt" style:font-weight-complex="bold"/>
    </style:style>
    <style:style style:name="T6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7" style:family="text">
      <style:text-properties fo:language="pt" fo:country="PT"/>
    </style:style>
    <style:style style:name="T8" style:family="text">
      <style:text-properties fo:language="pt" fo:country="PT" officeooo:rsid="00102d49"/>
    </style:style>
    <style:style style:name="T9" style:family="text">
      <style:text-properties fo:language="pt" fo:country="PT" officeooo:rsid="00182364"/>
    </style:style>
    <style:style style:name="T10" style:family="text">
      <style:text-properties fo:language="pt" fo:country="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pt" fo:country="PT" fo:font-style="normal" fo:font-weight="normal" officeooo:rsid="002544fd" style:font-style-asian="normal" style:font-weight-asian="normal" style:font-style-complex="normal" style:font-weight-complex="normal"/>
    </style:style>
    <style:style style:name="T12" style:family="text">
      <style:text-properties fo:language="pt" fo:country="PT" fo:font-style="normal" fo:font-weight="normal" officeooo:rsid="002a0657" style:font-style-asian="normal" style:font-weight-asian="normal" style:font-style-complex="normal" style:font-weight-complex="normal"/>
    </style:style>
    <style:style style:name="T13" style:family="text">
      <style:text-properties fo:language="pt" fo:country="PT" fo:font-style="normal" fo:font-weight="normal" officeooo:rsid="002bdece" style:font-style-asian="normal" style:font-weight-asian="normal" style:font-style-complex="normal" style:font-weight-complex="normal"/>
    </style:style>
    <style:style style:name="T14" style:family="text">
      <style:text-properties fo:language="pt" fo:country="PT" fo:font-style="normal" fo:font-weight="normal" officeooo:rsid="002cccc5" style:font-style-asian="normal" style:font-weight-asian="normal" style:font-style-complex="normal" style:font-weight-complex="normal"/>
    </style:style>
    <style:style style:name="T15" style:family="text">
      <style:text-properties fo:language="pt" fo:country="PT" fo:font-style="normal" fo:font-weight="normal" officeooo:rsid="002cfab6" style:font-style-asian="normal" style:font-weight-asian="normal" style:font-style-complex="normal" style:font-weight-complex="normal"/>
    </style:style>
    <style:style style:name="T16" style:family="text">
      <style:text-properties fo:language="pt" fo:country="PT" fo:font-style="normal" fo:font-weight="normal" officeooo:rsid="002e189e" style:font-style-asian="normal" style:font-weight-asian="normal" style:font-style-complex="normal" style:font-weight-complex="normal"/>
    </style:style>
    <style:style style:name="T17" style:family="text">
      <style:text-properties fo:language="pt" fo:country="PT" fo:font-style="normal" fo:font-weight="normal" officeooo:rsid="002fd49e" style:font-style-asian="normal" style:font-weight-asian="normal" style:font-style-complex="normal" style:font-weight-complex="normal"/>
    </style:style>
    <style:style style:name="T18" style:family="text">
      <style:text-properties fo:language="pt" fo:country="PT" fo:font-style="normal" style:font-style-asian="normal" style:font-style-complex="normal"/>
    </style:style>
    <style:style style:name="T19" style:family="text">
      <style:text-properties fo:language="pt" fo:country="PT" fo:font-style="normal" officeooo:rsid="002cfab6" style:font-style-asian="normal" style:font-style-complex="normal"/>
    </style:style>
    <style:style style:name="T20" style:family="text">
      <style:text-properties fo:language="pt" fo:country="PT" fo:font-style="normal" officeooo:rsid="0041ffbb" style:font-style-asian="normal" style:font-style-complex="normal"/>
    </style:style>
    <style:style style:name="T21" style:family="text">
      <style:text-properties fo:language="pt" fo:country="PT" fo:font-style="normal" officeooo:rsid="00435298" style:font-style-asian="normal" style:font-style-complex="normal"/>
    </style:style>
    <style:style style:name="T22" style:family="text">
      <style:text-properties fo:language="pt" fo:country="PT" fo:font-style="normal" officeooo:rsid="00465c74" style:font-style-asian="normal" style:font-style-complex="normal"/>
    </style:style>
    <style:style style:name="T23" style:family="text">
      <style:text-properties fo:language="pt" fo:country="PT" fo:font-style="normal" officeooo:rsid="004836ba" style:font-style-asian="normal" style:font-style-complex="normal"/>
    </style:style>
    <style:style style:name="T24" style:family="text">
      <style:text-properties fo:language="pt" fo:country="PT" fo:font-style="normal" officeooo:rsid="0049eac7" style:font-style-asian="normal" style:font-style-complex="normal"/>
    </style:style>
    <style:style style:name="T25" style:family="text">
      <style:text-properties fo:language="pt" fo:country="PT" fo:font-style="normal" officeooo:rsid="004af6ec" style:font-style-asian="normal" style:font-style-complex="normal"/>
    </style:style>
    <style:style style:name="T26" style:family="text">
      <style:text-properties fo:language="pt" fo:country="PT" fo:font-style="normal" officeooo:rsid="004c5838" style:font-style-asian="normal" style:font-style-complex="normal"/>
    </style:style>
    <style:style style:name="T27" style:family="text">
      <style:text-properties fo:language="pt" fo:country="PT" fo:font-style="normal" officeooo:rsid="004ca8c5" style:font-style-asian="normal" style:font-style-complex="normal"/>
    </style:style>
    <style:style style:name="T28" style:family="text">
      <style:text-properties fo:language="pt" fo:country="PT" fo:font-style="normal" officeooo:rsid="004dd5fe" style:font-style-asian="normal" style:font-style-complex="normal"/>
    </style:style>
    <style:style style:name="T29" style:family="text">
      <style:text-properties fo:language="pt" fo:country="PT" fo:font-style="normal" officeooo:rsid="004fbe1b" style:font-style-asian="normal" style:font-style-complex="normal"/>
    </style:style>
    <style:style style:name="T30" style:family="text">
      <style:text-properties fo:language="pt" fo:country="PT" fo:font-style="normal" officeooo:rsid="00510d4c" style:font-style-asian="normal" style:font-style-complex="normal"/>
    </style:style>
    <style:style style:name="T31" style:family="text">
      <style:text-properties fo:language="pt" fo:country="PT" fo:font-style="normal" officeooo:rsid="006eae7c" style:font-style-asian="normal" style:font-style-complex="normal"/>
    </style:style>
    <style:style style:name="T32" style:family="text">
      <style:text-properties fo:language="pt" fo:country="PT" fo:font-style="normal" officeooo:rsid="006fb997" style:font-style-asian="normal" style:font-style-complex="normal"/>
    </style:style>
    <style:style style:name="T33" style:family="text">
      <style:text-properties fo:language="pt" fo:country="PT" fo:font-style="normal" officeooo:rsid="0070070f" style:font-style-asian="normal" style:font-style-complex="normal"/>
    </style:style>
    <style:style style:name="T34" style:family="text">
      <style:text-properties fo:language="pt" fo:country="PT" fo:font-style="normal" officeooo:rsid="0070adae" style:font-style-asian="normal" style:font-style-complex="normal"/>
    </style:style>
    <style:style style:name="T35" style:family="text">
      <style:text-properties fo:language="pt" fo:country="PT" fo:font-style="normal" style:text-underline-style="none" fo:font-weight="normal" officeooo:rsid="00319abc" style:font-style-asian="normal" style:font-weight-asian="normal" style:font-style-complex="normal" style:font-weight-complex="normal"/>
    </style:style>
    <style:style style:name="T36" style:family="text">
      <style:text-properties fo:language="pt" fo:country="PT" fo:font-style="normal" style:text-underline-style="none" fo:font-weight="normal" officeooo:rsid="0033360f" style:font-style-asian="normal" style:font-weight-asian="normal" style:font-style-complex="normal" style:font-weight-complex="normal"/>
    </style:style>
    <style:style style:name="T37" style:family="text">
      <style:text-properties fo:language="pt" fo:country="PT" officeooo:rsid="002129e1"/>
    </style:style>
    <style:style style:name="T38" style:family="text">
      <style:text-properties fo:language="pt" fo:country="PT" fo:font-style="italic" officeooo:rsid="002129e1" style:font-style-asian="italic" style:font-style-complex="italic"/>
    </style:style>
    <style:style style:name="T39" style:family="text">
      <style:text-properties fo:language="pt" fo:country="PT" fo:font-style="italic" officeooo:rsid="002fd49e" style:font-style-asian="italic" style:font-style-complex="italic"/>
    </style:style>
    <style:style style:name="T40" style:family="text">
      <style:text-properties fo:language="pt" fo:country="PT" fo:font-style="italic" officeooo:rsid="0041ffbb" style:font-style-asian="italic" style:font-style-complex="italic"/>
    </style:style>
    <style:style style:name="T41" style:family="text">
      <style:text-properties fo:language="pt" fo:country="PT" fo:font-style="italic" officeooo:rsid="00435298" style:font-style-asian="italic" style:font-style-complex="italic"/>
    </style:style>
    <style:style style:name="T42" style:family="text">
      <style:text-properties fo:language="pt" fo:country="PT" fo:font-style="italic" officeooo:rsid="00465c74" style:font-style-asian="italic" style:font-style-complex="italic"/>
    </style:style>
    <style:style style:name="T43" style:family="text">
      <style:text-properties fo:language="pt" fo:country="PT" fo:font-style="italic" officeooo:rsid="0049eac7" style:font-style-asian="italic" style:font-style-complex="italic"/>
    </style:style>
    <style:style style:name="T44" style:family="text">
      <style:text-properties fo:language="pt" fo:country="PT" fo:font-style="italic" officeooo:rsid="004af6ec" style:font-style-asian="italic" style:font-style-complex="italic"/>
    </style:style>
    <style:style style:name="T45" style:family="text">
      <style:text-properties fo:language="pt" fo:country="PT" fo:font-style="italic" officeooo:rsid="004c5838" style:font-style-asian="italic" style:font-style-complex="italic"/>
    </style:style>
    <style:style style:name="T46" style:family="text">
      <style:text-properties fo:language="pt" fo:country="PT" fo:font-style="italic" officeooo:rsid="004dd5fe" style:font-style-asian="italic" style:font-style-complex="italic"/>
    </style:style>
    <style:style style:name="T47" style:family="text">
      <style:text-properties fo:language="pt" fo:country="PT" fo:font-style="italic" officeooo:rsid="006eae7c" style:font-style-asian="italic" style:font-style-complex="italic"/>
    </style:style>
    <style:style style:name="T48" style:family="text">
      <style:text-properties fo:language="pt" fo:country="PT" fo:font-style="italic" officeooo:rsid="006fb997" style:font-style-asian="italic" style:font-style-complex="italic"/>
    </style:style>
    <style:style style:name="T49" style:family="text">
      <style:text-properties fo:language="pt" fo:country="PT" fo:font-style="italic" officeooo:rsid="0070070f" style:font-style-asian="italic" style:font-style-complex="italic"/>
    </style:style>
    <style:style style:name="T50" style:family="text">
      <style:text-properties fo:language="pt" fo:country="PT" fo:font-style="italic" fo:font-weight="normal" officeooo:rsid="002544fd" style:font-style-asian="italic" style:font-weight-asian="normal" style:font-style-complex="italic" style:font-weight-complex="normal"/>
    </style:style>
    <style:style style:name="T51" style:family="text">
      <style:text-properties fo:language="pt" fo:country="PT" fo:font-style="italic" fo:font-weight="normal" officeooo:rsid="002a0657" style:font-style-asian="italic" style:font-weight-asian="normal" style:font-style-complex="italic" style:font-weight-complex="normal"/>
    </style:style>
    <style:style style:name="T52" style:family="text">
      <style:text-properties fo:language="pt" fo:country="PT" fo:font-style="italic" style:text-underline-style="none" fo:font-weight="normal" style:font-style-asian="italic" style:font-weight-asian="normal" style:font-style-complex="italic" style:font-weight-complex="normal"/>
    </style:style>
    <style:style style:name="T53" style:family="text">
      <style:text-properties fo:language="pt" fo:country="PT" fo:font-style="italic" style:text-underline-style="none" fo:font-weight="normal" officeooo:rsid="00319abc" style:font-style-asian="italic" style:font-weight-asian="normal" style:font-style-complex="italic" style:font-weight-complex="normal"/>
    </style:style>
    <style:style style:name="T54" style:family="text">
      <style:text-properties fo:language="pt" fo:country="PT" fo:font-style="italic" style:text-underline-style="none" fo:font-weight="normal" officeooo:rsid="00335b60" style:font-style-asian="italic" style:font-weight-asian="normal" style:font-style-complex="italic" style:font-weight-complex="normal"/>
    </style:style>
    <style:style style:name="T55" style:family="text">
      <style:text-properties fo:language="pt" fo:country="PT" fo:font-style="italic" style:text-underline-style="none" fo:font-weight="normal" officeooo:rsid="003509ba" style:font-style-asian="italic" style:font-weight-asian="normal" style:font-style-complex="italic" style:font-weight-complex="normal"/>
    </style:style>
    <style:style style:name="T56" style:family="text">
      <style:text-properties fo:language="pt" fo:country="PT" fo:font-style="italic" style:text-underline-style="none" fo:font-weight="normal" officeooo:rsid="0037601f" style:font-style-asian="italic" style:font-weight-asian="normal" style:font-style-complex="italic" style:font-weight-complex="normal"/>
    </style:style>
    <style:style style:name="T57" style:family="text">
      <style:text-properties fo:language="pt" fo:country="PT" fo:font-style="italic" style:text-underline-style="none" fo:font-weight="normal" officeooo:rsid="00381ec7" style:font-style-asian="italic" style:font-weight-asian="normal" style:font-style-complex="italic" style:font-weight-complex="normal"/>
    </style:style>
    <style:style style:name="T58" style:family="text">
      <style:text-properties fo:language="pt" fo:country="PT" fo:font-style="italic" style:text-underline-style="none" fo:font-weight="normal" officeooo:rsid="006eae7c" style:font-style-asian="italic" style:font-weight-asian="normal" style:font-style-complex="italic" style:font-weight-complex="normal"/>
    </style:style>
    <style:style style:name="T59" style:family="text">
      <style:text-properties fo:language="pt" fo:country="PT" fo:font-style="italic" style:text-underline-style="none" officeooo:rsid="002fd49e" style:font-style-asian="italic" style:font-style-complex="italic"/>
    </style:style>
    <style:style style:name="T60" style:family="text">
      <style:text-properties fo:language="pt" fo:country="PT" fo:font-style="italic" style:text-underline-style="none" officeooo:rsid="0033360f" style:font-style-asian="italic" style:font-style-complex="italic"/>
    </style:style>
    <style:style style:name="T61" style:family="text">
      <style:text-properties fo:language="pt" fo:country="PT" officeooo:rsid="00223dd2"/>
    </style:style>
    <style:style style:name="T62" style:family="text">
      <style:text-properties fo:language="pt" fo:country="PT" officeooo:rsid="0023d69e"/>
    </style:style>
    <style:style style:name="T63" style:family="text">
      <style:text-properties fo:language="pt" fo:country="PT" officeooo:rsid="002544fd"/>
    </style:style>
    <style:style style:name="T64" style:family="text">
      <style:text-properties fo:language="pt" fo:country="PT" style:text-underline-style="none" fo:font-weight="normal" style:font-weight-asian="normal" style:font-weight-complex="normal"/>
    </style:style>
    <style:style style:name="T65" style:family="text">
      <style:text-properties fo:language="pt" fo:country="PT" style:text-underline-style="none" fo:font-weight="normal" officeooo:rsid="00319abc" style:font-weight-asian="normal" style:font-weight-complex="normal"/>
    </style:style>
    <style:style style:name="T66" style:family="text">
      <style:text-properties fo:language="pt" fo:country="PT" style:text-underline-style="none" fo:font-weight="normal" officeooo:rsid="00335b60" style:font-weight-asian="normal" style:font-weight-complex="normal"/>
    </style:style>
    <style:style style:name="T67" style:family="text">
      <style:text-properties fo:language="pt" fo:country="PT" style:text-underline-style="none" fo:font-weight="normal" officeooo:rsid="003509ba" style:font-weight-asian="normal" style:font-weight-complex="normal"/>
    </style:style>
    <style:style style:name="T68" style:family="text">
      <style:text-properties fo:language="pt" fo:country="PT" style:text-underline-style="none" fo:font-weight="normal" officeooo:rsid="00367a0c" style:font-weight-asian="normal" style:font-weight-complex="normal"/>
    </style:style>
    <style:style style:name="T69" style:family="text">
      <style:text-properties fo:language="pt" fo:country="PT" style:text-underline-style="none" fo:font-weight="normal" officeooo:rsid="0037601f" style:font-weight-asian="normal" style:font-weight-complex="normal"/>
    </style:style>
    <style:style style:name="T70" style:family="text">
      <style:text-properties fo:language="pt" fo:country="PT" style:text-underline-style="none" fo:font-weight="normal" officeooo:rsid="00381ec7" style:font-weight-asian="normal" style:font-weight-complex="normal"/>
    </style:style>
    <style:style style:name="T71" style:family="text">
      <style:text-properties fo:language="pt" fo:country="PT" style:text-underline-style="none" fo:font-weight="normal" officeooo:rsid="00386d2e" style:font-weight-asian="normal" style:font-weight-complex="normal"/>
    </style:style>
    <style:style style:name="T72" style:family="text">
      <style:text-properties fo:language="pt" fo:country="PT" style:text-underline-style="none" fo:font-weight="normal" officeooo:rsid="00398270" style:font-weight-asian="normal" style:font-weight-complex="normal"/>
    </style:style>
    <style:style style:name="T73" style:family="text">
      <style:text-properties fo:language="pt" fo:country="PT" style:text-underline-style="none" fo:font-weight="normal" officeooo:rsid="006eae7c" style:font-weight-asian="normal" style:font-weight-complex="normal"/>
    </style:style>
    <style:style style:name="T74" style:family="text">
      <style:text-properties fo:language="pt" fo:country="PT" officeooo:rsid="0041eb1e"/>
    </style:style>
    <style:style style:name="T75" style:family="text">
      <style:text-properties fo:language="pt" fo:country="PT" officeooo:rsid="0041ffbb"/>
    </style:style>
    <style:style style:name="T76" style:family="text">
      <style:text-properties fo:language="pt" fo:country="PT" officeooo:rsid="004af6ec"/>
    </style:style>
    <style:style style:name="T77" style:family="text">
      <style:text-properties fo:language="pt" fo:country="PT" officeooo:rsid="0062db56"/>
    </style:style>
    <style:style style:name="T78" style:family="text">
      <style:text-properties fo:language="pt" fo:country="PT" officeooo:rsid="00643a63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3e6a9c" style:font-weight-asian="bold" style:font-weight-complex="bold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officeooo:rsid="00126a2a" style:font-style-asian="italic" style:font-style-complex="italic"/>
    </style:style>
    <style:style style:name="T83" style:family="text">
      <style:text-properties fo:font-style="italic" officeooo:rsid="0052e50c" style:font-style-asian="italic" style:font-style-complex="italic"/>
    </style:style>
    <style:style style:name="T84" style:family="text">
      <style:text-properties fo:font-style="italic" officeooo:rsid="005453fb" style:font-style-asian="italic" style:font-style-complex="italic"/>
    </style:style>
    <style:style style:name="T85" style:family="text">
      <style:text-properties fo:font-style="italic" officeooo:rsid="0073e0fe" style:font-style-asian="italic" style:font-style-complex="italic"/>
    </style:style>
    <style:style style:name="T86" style:family="text">
      <style:text-properties fo:font-style="italic" officeooo:rsid="0075e5d2" style:font-style-asian="italic" style:font-style-complex="italic"/>
    </style:style>
    <style:style style:name="T87" style:family="text">
      <style:text-properties fo:font-style="italic" officeooo:rsid="00770528" style:font-style-asian="italic" style:font-style-complex="italic"/>
    </style:style>
    <style:style style:name="T88" style:family="text">
      <style:text-properties fo:font-style="italic" fo:font-weight="bold" style:font-style-asian="italic" style:font-weight-asian="bold" style:font-style-complex="italic" style:font-weight-complex="bold"/>
    </style:style>
    <style:style style:name="T89" style:family="text">
      <style:text-properties fo:font-style="italic" fo:font-weight="bold" officeooo:rsid="00591362" style:font-style-asian="italic" style:font-weight-asian="bold" style:font-style-complex="italic" style:font-weight-complex="bold"/>
    </style:style>
    <style:style style:name="T9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1d1e5f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1e1f32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1efdc5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0591362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5b2525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05ce8f9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05e4da9" style:font-style-asian="italic" style:font-weight-asian="normal" style:font-style-complex="italic" style:font-weight-complex="normal"/>
    </style:style>
    <style:style style:name="T98" style:family="text">
      <style:text-properties officeooo:rsid="00126a2a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0126a2a" style:font-style-asian="normal" style:font-style-complex="normal"/>
    </style:style>
    <style:style style:name="T101" style:family="text">
      <style:text-properties fo:font-style="normal" officeooo:rsid="0013952c" style:font-style-asian="normal" style:font-style-complex="normal"/>
    </style:style>
    <style:style style:name="T102" style:family="text">
      <style:text-properties fo:font-style="normal" officeooo:rsid="0014a009" style:font-style-asian="normal" style:font-style-complex="normal"/>
    </style:style>
    <style:style style:name="T103" style:family="text">
      <style:text-properties fo:font-style="normal" officeooo:rsid="001522df" style:font-style-asian="normal" style:font-style-complex="normal"/>
    </style:style>
    <style:style style:name="T104" style:family="text">
      <style:text-properties fo:font-style="normal" officeooo:rsid="00167d41" style:font-style-asian="normal" style:font-style-complex="normal"/>
    </style:style>
    <style:style style:name="T105" style:family="text">
      <style:text-properties fo:font-style="normal" officeooo:rsid="001750a7" style:font-style-asian="normal" style:font-style-complex="normal"/>
    </style:style>
    <style:style style:name="T106" style:family="text">
      <style:text-properties fo:font-style="normal" officeooo:rsid="00182364" style:font-style-asian="normal" style:font-style-complex="normal"/>
    </style:style>
    <style:style style:name="T107" style:family="text">
      <style:text-properties fo:font-style="normal" officeooo:rsid="0052e50c" style:font-style-asian="normal" style:font-style-complex="normal"/>
    </style:style>
    <style:style style:name="T108" style:family="text">
      <style:text-properties fo:font-style="normal" officeooo:rsid="005453fb" style:font-style-asian="normal" style:font-style-complex="normal"/>
    </style:style>
    <style:style style:name="T109" style:family="text">
      <style:text-properties fo:font-style="normal" officeooo:rsid="0073e0fe" style:font-style-asian="normal" style:font-style-complex="normal"/>
    </style:style>
    <style:style style:name="T110" style:family="text">
      <style:text-properties fo:font-style="normal" officeooo:rsid="006bac93" style:font-style-asian="normal" style:font-style-complex="normal"/>
    </style:style>
    <style:style style:name="T111" style:family="text">
      <style:text-properties fo:font-style="normal" officeooo:rsid="0075e5d2" style:font-style-asian="normal" style:font-style-complex="normal"/>
    </style:style>
    <style:style style:name="T112" style:family="text">
      <style:text-properties fo:font-style="normal" officeooo:rsid="00770528" style:font-style-asian="normal" style:font-style-complex="normal"/>
    </style:style>
    <style:style style:name="T1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1d1e5f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1e1f32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1efdc5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59136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5b2525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5ce8f9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5fa337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5da219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5e4da9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5ee06f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725433" style:font-style-asian="normal" style:font-weight-asian="normal" style:font-style-complex="normal" style:font-weight-complex="normal"/>
    </style:style>
    <style:style style:name="T125" style:family="text">
      <style:text-properties fo:font-weight="normal" officeooo:rsid="003e6a9c" style:font-weight-asian="normal" style:font-weight-complex="normal"/>
    </style:style>
    <style:style style:name="T126" style:family="text">
      <style:text-properties fo:font-weight="normal" officeooo:rsid="003f19f5" style:font-weight-asian="normal" style:font-weight-complex="normal"/>
    </style:style>
    <style:style style:name="T127" style:family="text">
      <style:text-properties fo:font-weight="normal" officeooo:rsid="0040ee19" style:font-weight-asian="normal" style:font-weight-complex="normal"/>
    </style:style>
    <style:style style:name="T128" style:family="text">
      <style:text-properties officeooo:rsid="003e6a9c"/>
    </style:style>
    <style:style style:name="T129" style:family="text">
      <style:text-properties officeooo:rsid="00591362"/>
    </style:style>
    <style:style style:name="T130" style:family="text">
      <style:text-properties officeooo:rsid="001b93d4"/>
    </style:style>
    <style:style style:name="T131" style:family="text">
      <style:text-properties officeooo:rsid="0064ae4f"/>
    </style:style>
    <style:style style:name="T132" style:family="text">
      <style:text-properties officeooo:rsid="006bac93"/>
    </style:style>
    <style:style style:name="T133" style:family="text">
      <style:text-properties officeooo:rsid="0073e0fe"/>
    </style:style>
    <style:style style:name="T134" style:family="text">
      <style:text-properties officeooo:rsid="007b0ad2"/>
    </style:style>
    <style:style style:name="T135" style:family="text">
      <style:text-properties fo:color="#b00040" loext:opacity="100%" fo:language="zxx" fo:country="none" fo:font-style="normal" style:text-underline-style="none" fo:font-weight="normal"/>
    </style:style>
    <style:style style:name="T136" style:family="text">
      <style:text-properties fo:color="#000000" loext:opacity="100%" fo:language="zxx" fo:country="none" fo:font-style="normal" style:text-underline-style="none" fo:font-weight="normal"/>
    </style:style>
    <style:style style:name="T137" style:family="text">
      <style:text-properties fo:color="#0000ff" loext:opacity="100%" fo:language="zxx" fo:country="none" fo:font-style="normal" style:text-underline-style="none" fo:font-weight="normal"/>
    </style:style>
    <style:style style:name="T138" style:family="text">
      <style:text-properties fo:color="#666666" loext:opacity="100%" fo:language="zxx" fo:country="none" fo:font-style="normal" style:text-underline-style="none" fo:font-weight="normal"/>
    </style:style>
    <style:style style:name="T139" style:family="text">
      <style:text-properties fo:color="#008000" loext:opacity="100%" fo:language="zxx" fo:country="none" fo:font-style="normal" style:text-underline-style="none" fo:font-weight="bold"/>
    </style:style>
    <style:style style:name="T140" style:family="text">
      <style:text-properties fo:color="#687822" loext:opacity="100%" fo:language="zxx" fo:country="none" fo:font-style="normal" style:text-underline-style="none" fo:font-weight="normal"/>
    </style:style>
    <style:style style:name="T141" style:family="text">
      <style:text-properties fo:language="zxx" fo:country="none"/>
    </style:style>
    <style:style style:name="T142" style:family="text">
      <style:text-properties fo:color="#008000" loext:opacity="100%" fo:font-size="11pt" fo:language="zxx" fo:country="none" fo:font-style="normal" style:text-underline-style="none" fo:font-weight="bold" style:font-size-asian="11pt" style:font-size-complex="11pt"/>
    </style:style>
    <style:style style:name="T143" style:family="text">
      <style:text-properties fo:color="#000000" loext:opacity="100%" fo:font-size="11pt" fo:language="zxx" fo:country="none" fo:font-style="normal" style:text-underline-style="none" fo:font-weight="normal" style:font-size-asian="11pt" style:font-size-complex="11pt"/>
    </style:style>
    <style:style style:name="T144" style:family="text">
      <style:text-properties fo:color="#b00040" loext:opacity="100%" fo:font-size="11pt" fo:language="zxx" fo:country="none" fo:font-style="normal" style:text-underline-style="none" fo:font-weight="normal" style:font-size-asian="11pt" style:font-size-complex="11pt"/>
    </style:style>
    <style:style style:name="T145" style:family="text">
      <style:text-properties fo:color="#0000ff" loext:opacity="100%" fo:font-size="11pt" fo:language="zxx" fo:country="none" fo:font-style="normal" style:text-underline-style="none" fo:font-weight="normal" style:font-size-asian="11pt" style:font-size-complex="11pt"/>
    </style:style>
    <style:style style:name="T146" style:family="text">
      <style:text-properties fo:color="#666666" loext:opacity="100%" fo:font-size="11pt" fo:language="zxx" fo:country="none" fo:font-style="normal" style:text-underline-style="none" fo:font-weight="normal" style:font-size-asian="11pt" style:font-size-complex="11pt"/>
    </style:style>
    <style:style style:name="T147" style:family="text">
      <style:text-properties fo:color="#687822" loext:opacity="100%" fo:font-size="11pt" fo:language="zxx" fo:country="none" fo:font-style="normal" style:text-underline-style="none" fo:font-weight="normal" style:font-size-asian="11pt" style:font-size-complex="11pt"/>
    </style:style>
    <style:style style:name="T148" style:family="text">
      <style:text-properties fo:color="#3d7b7b" loext:opacity="100%" fo:font-size="11pt" fo:language="zxx" fo:country="none" fo:font-style="italic" style:text-underline-style="none" fo:font-weight="normal" style:font-size-asian="11pt" style:font-size-complex="11pt"/>
    </style:style>
    <style:style style:name="T149" style:family="text">
      <style:text-properties fo:font-size="11pt" fo:language="zxx" fo:country="none" style:font-size-asian="11pt" style:font-size-complex="11pt"/>
    </style:style>
    <style:style style:name="T150" style:family="text">
      <style:text-properties fo:color="#008000" loext:opacity="100%" fo:font-size="8pt" fo:language="zxx" fo:country="none" fo:font-style="normal" style:text-underline-style="none" fo:font-weight="bold" style:font-size-asian="8pt" style:font-size-complex="8pt"/>
    </style:style>
    <style:style style:name="T151" style:family="text">
      <style:text-properties fo:color="#000000" loext:opacity="100%" fo:font-size="8pt" fo:language="zxx" fo:country="none" fo:font-style="normal" style:text-underline-style="none" fo:font-weight="normal" style:font-size-asian="8pt" style:font-size-complex="8pt"/>
    </style:style>
    <style:style style:name="T152" style:family="text">
      <style:text-properties fo:color="#b00040" loext:opacity="100%" fo:font-size="8pt" fo:language="zxx" fo:country="none" fo:font-style="normal" style:text-underline-style="none" fo:font-weight="normal" style:font-size-asian="8pt" style:font-size-complex="8pt"/>
    </style:style>
    <style:style style:name="T153" style:family="text">
      <style:text-properties fo:color="#0000ff" loext:opacity="100%" fo:font-size="8pt" fo:language="zxx" fo:country="none" fo:font-style="normal" style:text-underline-style="none" fo:font-weight="normal" style:font-size-asian="8pt" style:font-size-complex="8pt"/>
    </style:style>
    <style:style style:name="T154" style:family="text">
      <style:text-properties fo:color="#666666" loext:opacity="100%" fo:font-size="8pt" fo:language="zxx" fo:country="none" fo:font-style="normal" style:text-underline-style="none" fo:font-weight="normal" style:font-size-asian="8pt" style:font-size-complex="8pt"/>
    </style:style>
    <style:style style:name="T155" style:family="text">
      <style:text-properties fo:color="#687822" loext:opacity="100%" fo:font-size="8pt" fo:language="zxx" fo:country="none" fo:font-style="normal" style:text-underline-style="none" fo:font-weight="normal" style:font-size-asian="8pt" style:font-size-complex="8pt"/>
    </style:style>
    <style:style style:name="T156" style:family="text">
      <style:text-properties fo:color="#3d7b7b" loext:opacity="100%" fo:font-size="8pt" fo:language="zxx" fo:country="none" fo:font-style="italic" style:text-underline-style="none" fo:font-weight="normal" style:font-size-asian="8pt" style:font-size-complex="8pt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style:style style:name="gr1" style:family="graphic">
      <style:graphic-properties ch2_options="{'Style': 'default', 'Language': 'Java', 'UseCharStyles': False, 'LineNumberRatio': 100, 'LineNumberStart': 1, 'MasterCharStyle': '', 'ShowLineNumbers': 0, 'ColourizeBackground': 1, 'LineNumberSeparator': '  ', 'StoreOptionsWithSnippet': 1}" draw:stroke="dash" draw:stroke-dash="Dot" svg:stroke-color="#000000" svg:stroke-linecap="butt" draw:fill="solid" draw:fill-color="#cccccc" fo:min-height="3.6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Java', 'UseCharStyles': False, 'LineNumberRatio': 100, 'LineNumberStart': 1, 'MasterCharStyle': '', 'ShowLineNumbers': 0, 'ColourizeBackground': 1, 'LineNumberSeparator': '  ', 'StoreOptionsWithSnippet': 1}" draw:stroke="dash" draw:stroke-dash="Dot" svg:stroke-color="#000000" svg:stroke-linecap="butt" draw:fill="solid" draw:fill-color="#cccccc" fo:min-height="0.6425in" style:run-through="foreground" style:wrap="run-through" style:number-wrapped-paragraphs="1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Java', 'UseCharStyles': False, 'LineNumberRatio': 100, 'LineNumberStart': 1, 'MasterCharStyle': '', 'ShowLineNumbers': 0, 'ColourizeBackground': 1, 'LineNumberSeparator': '  ', 'StoreOptionsWithSnippet': 1}" draw:stroke="dash" draw:stroke-dash="Dot" svg:stroke-color="#000000" svg:stroke-linecap="butt" draw:fill="solid" draw:fill-color="#dddddd" fo:min-height="6.6772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Java', 'UseCharStyles': False, 'LineNumberRatio': 100, 'LineNumberStart': 1, 'MasterCharStyle': '', 'ShowLineNumbers': 0, 'ColourizeBackground': 1, 'LineNumberSeparator': '  ', 'StoreOptionsWithSnippet': 1}" draw:stroke="dash" draw:stroke-dash="Dot" svg:stroke-color="#000000" svg:stroke-linecap="butt" draw:fill="solid" draw:fill-color="#eeeeee" fo:min-height="3.705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Relat<text:span text:style-name="T6">ório de trabalho número 2</text:span></text:p>
      <text:p text:style-name="P2">Gelson Stalino Varela – n<text:span text:style-name="T2">úmero: 202109347</text:span></text:p>
      <text:p text:style-name="P32"><text:span text:style-name="T130">Jo</text:span><text:span text:style-name="T3">ão Vivas – número: 202108177</text:span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Index</text:p>
          </text:index-title>
          <text:p text:style-name="P46"><text:a xlink:type="simple" xlink:href="#__RefHeading___Toc325_2118448691" text:style-name="Index_20_Link" text:visited-style-name="Index_20_Link">Introdução<text:tab/>1</text:a></text:p>
          <text:p text:style-name="P46"><text:a xlink:type="simple" xlink:href="#__RefHeading___Toc423_28343139291" text:style-name="Index_20_Link" text:visited-style-name="Index_20_Link">Algoritmos<text:tab/>1</text:a></text:p>
          <text:p text:style-name="P47"><text:a xlink:type="simple" xlink:href="#__RefHeading___Toc425_28343139291" text:style-name="Index_20_Link" text:visited-style-name="Index_20_Link">Minimax<text:tab/>1</text:a></text:p>
          <text:p text:style-name="P47"><text:a xlink:type="simple" xlink:href="#__RefHeading___Toc425_2834313929" text:style-name="Index_20_Link" text:visited-style-name="Index_20_Link">Alpha-Beta Pruning<text:tab/>1</text:a></text:p>
          <text:p text:style-name="P47"><text:a xlink:type="simple" xlink:href="#__RefHeading___Toc206_2352801820" text:style-name="Index_20_Link" text:visited-style-name="Index_20_Link">Monte Carlo Tree Search (MCTS)<text:tab/>2</text:a></text:p>
          <text:p text:style-name="P46"><text:a xlink:type="simple" xlink:href="#__RefHeading___Toc560_702618006" text:style-name="Index_20_Link" text:visited-style-name="Index_20_Link">Jogo 4 em linha<text:tab/>3</text:a></text:p>
          <text:p text:style-name="P46"><text:a xlink:type="simple" xlink:href="#__RefHeading___Toc436_3377390446" text:style-name="Index_20_Link" text:visited-style-name="Index_20_Link">Implementação do jogo e dos algoritmos<text:tab/>3</text:a></text:p>
          <text:p text:style-name="P47"><text:a xlink:type="simple" xlink:href="#__RefHeading___Toc646_3387284857" text:style-name="Index_20_Link" text:visited-style-name="Index_20_Link">Algoritmo MiniMax<text:tab/>4</text:a></text:p>
          <text:p text:style-name="P47"><text:a xlink:type="simple" xlink:href="#__RefHeading___Toc648_3387284857" text:style-name="Index_20_Link" text:visited-style-name="Index_20_Link">Algoritmo Alpha-Beta<text:tab/>5</text:a></text:p>
          <text:p text:style-name="P47"><text:a xlink:type="simple" xlink:href="#__RefHeading___Toc650_3387284857" text:style-name="Index_20_Link" text:visited-style-name="Index_20_Link">Algoritmo MCTS<text:tab/>6</text:a></text:p>
          <text:p text:style-name="P46"><text:a xlink:type="simple" xlink:href="#__RefHeading___Toc865_3389162274" text:style-name="Index_20_Link" text:visited-style-name="Index_20_Link">Análise<text:tab/>7</text:a></text:p>
          <text:p text:style-name="P48"><text:a xlink:type="simple" xlink:href="#__RefHeading___Toc2394_440395526" text:style-name="Index_20_Link" text:visited-style-name="Index_20_Link">MiniMax<text:tab/>7</text:a></text:p>
          <text:p text:style-name="P48"><text:a xlink:type="simple" xlink:href="#__RefHeading___Toc2396_440395526" text:style-name="Index_20_Link" text:visited-style-name="Index_20_Link">Alpha-Beta<text:tab/>7</text:a></text:p>
          <text:p text:style-name="P48"><text:a xlink:type="simple" xlink:href="#__RefHeading___Toc2398_440395526" text:style-name="Index_20_Link" text:visited-style-name="Index_20_Link">MCTS<text:tab/>7</text:a></text:p>
          <text:p text:style-name="P46"><text:a xlink:type="simple" xlink:href="#__RefHeading___Toc2400_440395526" text:style-name="Index_20_Link" text:visited-style-name="Index_20_Link">Notas<text:tab/>8</text:a></text:p>
        </text:index-body>
      </text:table-of-content>
      <text:p text:style-name="P26"/>
      <text:h text:style-name="P50" text:outline-level="1"><text:bookmark-start text:name="__RefHeading___Toc325_2118448691"/><text:span text:style-name="T8">Introduç</text:span><text:span text:style-name="T1">ão</text:span><text:bookmark-end text:name="__RefHeading___Toc325_2118448691"/></text:h>
      <text:p text:style-name="P7"><text:tab/>Os jogos com oponentes diferenciam-se dos jogos com um único, pois não podem ser resolvidos com os mesmos métodos de pesquisa que usamos para jogos como o puzzle dos 15. Isto porque estes métodos não assumem a presença de um oponente. Em jogos com oponentes nós temos que lidar com a incerteza das jogadas do oponente, com a memória extra que é necessária devido à essa incerteza e com a performance com que o computador faz as jogadas. Neste relatório vamos só abordar os algoritmos que foram usados no <text:span text:style-name="T79">jogo 4 em linha</text:span>, como os algoritmos <text:span text:style-name="T88">Minimax</text:span>, <text:span text:style-name="T88">Alpha-Beta Pruning</text:span> e <text:span text:style-name="T88">Monte Carlo tree search (MCTS)</text:span>. </text:p>
      <text:h text:style-name="P5" text:outline-level="1"><text:bookmark-start text:name="__RefHeading___Toc423_28343139291"/>Algoritmos<text:bookmark-end text:name="__RefHeading___Toc423_28343139291"/></text:h>
      <text:h text:style-name="P6" text:outline-level="2"><text:bookmark-start text:name="__RefHeading___Toc425_28343139291"/>Minimax <text:bookmark-end text:name="__RefHeading___Toc425_28343139291"/></text:h>
      <text:p text:style-name="P8"><text:tab/><text:span text:style-name="T98">O algoritmo </text:span><text:span text:style-name="T82">Minimax</text:span><text:span text:style-name="T100"> é uma regra de decisão onde se tenta minimizar a possível perda para um cenário com o pior caso. Para calcular </text:span><text:span text:style-name="T101">as jogadas usa-se um algoritmo para calcular a utilidade (pontuação) do estado do jogo onde o estado com maior pontuação indica uma melhor jogada e o estado com menor pontuação significa uma pior jogada (melhor para o adversário) </text:span><text:span text:style-name="T101"><text:bibliography-mark text:identifier="WIK00" text:bibliography-type="www" text:address="https://en.m.wikipedia.org/wiki/Minimax" text:publisher="Wikipedia" text:title="Minimax" text:year="2023">[1]</text:bibliography-mark></text:span><text:span text:style-name="T101">. </text:span><text:span text:style-name="T102">Como são dois jogadores vamos assumir que um jogador vai ser o MAX e o outro o MIN. O MAX vai tentar encontrar uma sequência que vai gerar uma vitória </text:span><text:span text:style-name="T103">porém vai ter que ter que considerar as jogadas do MIN. Para o MAX poder jogar de forma ótima tem que assumir que o MIN vai jogar também de forma ótima. </text:span><text:span text:style-name="T104">Vamos assumir uma árvore de jogo em que o primeiro a jogar é o MAX. Quando for MAX a escolher ele vai procurar o nó que vai lidar para uma maior pontuação e passar a vez para o MIN que vai escolher o nó que menor pontuação. Este processo vai ser repetido até se chegar a um estado final de preferência um que dê a vitória ao MAX. Temos que ter cuidado, pois MAX pode fazer uma jogada </text:span><text:span text:style-name="T105">que ao longo termo pode ser pior </text:span><text:span text:style-name="T106">então temos que calcular o jogo até uma certa profundidade e verificar se é necessário sacrificar a melhor jogada se isso nos vai lidar para a solução ótima </text:span><text:span text:style-name="T106"><text:bibliography-mark text:identifier="AI00" text:bibliography-type="article" text:author="Stuart Russel, Peter Norvig" text:title="Artificial Intelligence A Modern Approach" text:year="2022" text:isbn="978-0-13-461099-3">[2]</text:bibliography-mark></text:span><text:span text:style-name="T106">. </text:span></text:p>
      <text:h text:style-name="P25" text:outline-level="2"><text:bookmark-start text:name="__RefHeading___Toc425_2834313929"/><text:span text:style-name="T9">Alpha-Beta Pruning</text:span><text:span text:style-name="T7"> </text:span><text:bookmark-end text:name="__RefHeading___Toc425_2834313929"/></text:h>
      <text:p text:style-name="P9"><text:tab/>O algoritmo <text:span text:style-name="T88">Alpha-Beta Prunning</text:span> ou <text:span text:style-name="T79">Corte Alpha-Beta</text:span> é uma modificação do algoritmo <text:span text:style-name="T88">MiniMax </text:span><text:span text:style-name="T113">que vai otimizar a memória utilizada. </text:span><text:span text:style-name="T114">No algoritmo </text:span><text:span text:style-name="T91">MiniMax</text:span><text:span text:style-name="T114"> vão ser analisados todos os nós da árvore do jogo para tentar encontrar uma solução ótima, porém o número de estados aumenta exponencialmente em função com a profundidade da árvore </text:span><text:span text:style-name="T114"><text:bibliography-mark text:identifier="AI00" text:bibliography-type="article" text:author="Stuart Russel, Peter Norvig" text:title="Artificial Intelligence A Modern Approach" text:year="2022" text:isbn="978-0-13-461099-3">[2]</text:bibliography-mark></text:span><text:span text:style-name="T114">. </text:span><text:span text:style-name="T115">O corte </text:span><text:span text:style-name="T92">Alpha-Beta</text:span><text:span text:style-name="T115"> vai cortar alguns nós da árvore que são garantidos que nunca serão escolhidos por nenhum jogador se ambos jogarem de forma ótima. <text:s/>A desvantagem deste algoritmo é sobre como os nós estão ordenados ora se quando for o MAX a </text:span><text:span text:style-name="T116">selecionar o nó, se o primeiro nó filho que vai selecionar </text:span><text:soft-page-break/><text:span text:style-name="T116">for o máximo só tem que expandir esse nó e não precisa de se preocupar com os outros nós filhos, porém se os nós não tiverem bem ordenados, no pior caso o corte </text:span><text:span text:style-name="T93">Alpha-Beta</text:span><text:span text:style-name="T116"> pode não ter nenhuma vantagem em relação ao algoritmo </text:span><text:span text:style-name="T93">MiniMax.</text:span></text:p>
      <text:h text:style-name="P23" text:outline-level="2"><text:bookmark-start text:name="__RefHeading___Toc206_2352801820"/>Monte Carlo Tree Search (MCTS)<text:bookmark-end text:name="__RefHeading___Toc206_2352801820"/></text:h>
      <text:p text:style-name="P24"><text:tab/><text:span text:style-name="T37">O algoritmo </text:span><text:span text:style-name="T38">Monte Carlo Tree Search</text:span><text:span text:style-name="T37"> é diferente </text:span><text:span text:style-name="T61">dos outros algoritmos até agora falados, porque não utiliza uma heurística para selecionar que nó vai expandir </text:span><text:span text:style-name="T62">em vez disso vai calcular a utilidade com base em simulações de jogos completos a partir de um certo estado. </text:span><text:span text:style-name="T63">A vantagem do </text:span><text:span text:style-name="T50">MCTS é</text:span><text:span text:style-name="T11"> não usar heurísticas falíveis em vez disso usa uma “probabilidade de ganhar” como uma “utilidade média” para um nó </text:span><text:span text:style-name="T11"><text:bibliography-mark text:identifier="AI00" text:bibliography-type="article" text:author="Stuart Russel, Peter Norvig" text:title="Artificial Intelligence A Modern Approach" text:year="2022" text:isbn="978-0-13-461099-3">[2]</text:bibliography-mark></text:span><text:span text:style-name="T11">.</text:span></text:p>
      <text:p text:style-name="P24"><text:span text:style-name="T11"><text:tab/></text:span><text:span text:style-name="T12">O </text:span><text:span text:style-name="T51">Monte Carlo Tree Search</text:span><text:span text:style-name="T12"> tem 4 etapas:</text:span></text:p>
      <text:list xml:id="list2786182274" text:style-name="L1">
        <text:list-item>
          <text:p text:style-name="P55"><text:span text:style-name="T18">Seleção</text:span><text:span text:style-name="T10">: </text:span><text:span text:style-name="T13">Começamos na raiz da árvore </text:span><text:span text:style-name="T14">e escolhemos um movimento (com base numa “política de seleção” e isso vai dar a um nó sucessor. Este processo é repetido para podermos descer ao longo da árvore de pesquisa. O movimento que <text:s/>escolhemos tem haver com a probabilidade de um nó tem de guiar para uma vitória por isso escolhemos sempre o que tem maior probabilidade.</text:span></text:p>
        </text:list-item>
        <text:list-item>
          <text:p text:style-name="P55"><text:span text:style-name="T18">Expansão</text:span><text:span text:style-name="T10">: </text:span><text:span text:style-name="T14">Nós aumentamos a árvore ao gerar novos sucessores do nó selecionado.</text:span></text:p>
        </text:list-item>
        <text:list-item>
          <text:p text:style-name="P55"><text:span text:style-name="T18">Simulação</text:span><text:span text:style-name="T10">: </text:span><text:span text:style-name="T14">Fazemos um jogo a partir do novo nó gerado escolhendo os movimentos dos dois jogadores segundo uma “política de jogo”. </text:span><text:span text:style-name="T15">Estas jogadas não vão ser guardadas na árvore.</text:span></text:p>
        </text:list-item>
        <text:list-item>
          <text:p text:style-name="P55"><text:span text:style-name="T18">Retro-Propagação</text:span><text:span text:style-name="T10">: </text:span><text:span text:style-name="T15">Quando a simulação chega a um fim vai ser usado para atualizar a estatística de cada de todos os nós do caminho até à raiz. Cada nó vai guardar o número total de simulações e o número de simulações que lidaram para uma vitória do jogador. Ou seja no jogo </text:span><text:span text:style-name="T19">4 em linha</text:span><text:span text:style-name="T15"> se o computador for as peças vermelhas, cada nó vai guardar o número de simulações total e o número de simulações que deram uma vitória às peças vermelhas. Se uma simulação der vitória ao adversário (peças amarelas) aumentam só o número de simulações.</text:span></text:p>
        </text:list-item>
      </text:list>
      <text:p text:style-name="P27"><text:span text:style-name="T15"><text:tab/></text:span><text:span text:style-name="T16">Estes passos são repetidos sempre até atingirmos um número de iterações ou ficarmos sem tempo para continuar. Quando esse ciclo acaba é retornado o movimento com o maior número de simulações </text:span><text:span text:style-name="T16"><text:bibliography-mark text:identifier="AI00" text:bibliography-type="article" text:author="Stuart Russel, Peter Norvig" text:title="Artificial Intelligence A Modern Approach" text:year="2022" text:isbn="978-0-13-461099-3">[2]</text:bibliography-mark></text:span><text:span text:style-name="T16">. Ao selecionarmos </text:span><text:span text:style-name="T17">temos que seguir uma política de seleção, existe uma eficiente chamada </text:span><text:span text:style-name="T39">“upper confidence bounds applied to trees”</text:span><text:span text:style-name="T17"> ou </text:span><text:span text:style-name="T59">UCT </text:span><text:span text:style-name="T35">que </text:span><text:span text:style-name="T36">avalia</text:span><text:span text:style-name="T35"> </text:span><text:span text:style-name="T36">cada movimento possível com uma fórmula de confiança chamada </text:span><text:span text:style-name="T60">UCB1</text:span><text:span text:style-name="T36">. Para cada nó </text:span><text:span text:style-name="T53">n </text:span><text:span text:style-name="T36">a fórmula é a seguinte</text:span><text:span text:style-name="T53">:</text:span></text:p>
      <text:p text:style-name="P27"><text:span text:style-name="T53"><text:tab/><text:tab/><text:tab/></text:span><text:span text:style-name="T53"><draw:frame draw:style-name="fr2" draw:name="Object1" text:anchor-type="as-char" svg:y="-0.2957in" svg:width="2.8654in" svg:height="0.460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8"><text:soft-page-break/><text:span text:style-name="T65">O</text:span><text:span text:style-name="T64">nde </text:span><text:span text:style-name="T52">U(n) </text:span><text:span text:style-name="T64">é </text:span><text:span text:style-name="T73">o número de simulações que passaram por </text:span><text:span text:style-name="T58">n </text:span><text:span text:style-name="T73">que resultaram numa vitória</text:span><text:span text:style-name="T52">, N(n) </text:span><text:span text:style-name="T64">é o número </text:span><text:span text:style-name="T73">total </text:span><text:span text:style-name="T66">de simulações que passaram por </text:span><text:span text:style-name="T54">n </text:span><text:span text:style-name="T66">e </text:span><text:span text:style-name="T54">Parent(n)</text:span><text:span text:style-name="T66"> é o pai do nó </text:span><text:span text:style-name="T54">n </text:span><text:span text:style-name="T66">na árvore. Então </text:span><text:span text:style-name="T66"><draw:frame draw:style-name="fr2" draw:name="Object2" text:anchor-type="as-char" svg:y="-0.2598in" svg:width="0.4689in" svg:height="0.424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6">é a utilidade média de </text:span><text:span text:style-name="T54">n</text:span><text:span text:style-name="T66">. </text:span><text:span text:style-name="T67">O termo com a raiz quadrada vai calcular a exploração. Como tem </text:span><text:span text:style-name="T55">N(n)</text:span><text:span text:style-name="T67"> no denominador quer dizer que o termo vai ser mais alto para nós que só foram pouco explorados. No numerador temos o logaritmo do número de vezes que exploramos o pai do nó quer que quanta maior a percentagem de explorarmos um nó </text:span><text:span text:style-name="T55">n</text:span><text:span text:style-name="T67"> </text:span><text:span text:style-name="T68">o termo de exploração vai diminuir para 0 à medida que aumentamos o número de explorações e eventualmente retornar o nó com maior utilidade média</text:span><text:span text:style-name="T67">. </text:span></text:p>
      <text:p text:style-name="P28"><text:span text:style-name="T67"><text:tab/></text:span><text:span text:style-name="T56">MCTS</text:span><text:span text:style-name="T69"> é mais vantajoso em jogos com árvores com grande fator de ramificação muito alto como o </text:span><text:span text:style-name="T56">Go</text:span><text:span text:style-name="T69"> onde o algo</text:span><text:span text:style-name="T70">ritmo do </text:span><text:span text:style-name="T57">corte Alpha-Beta </text:span><text:span text:style-name="T70">não consegue fazer um corte de forma eficiente, pois precisa de explorar até ao fim da árvore. </text:span><text:span text:style-name="T71">Outra vantagem é que este algoritmo pode ser usado em jogos, mais recentes onde não há uma heurística tão bem definida, apenas necessita da informação das regras e mais nada. </text:span><text:span text:style-name="T72">Uma desvantagem que tem vem por causa da sua natureza aleatória o algoritmo pode por vezes falhar uma jogada crucial para vencer o jogo .</text:span></text:p>
      <text:h text:style-name="P11" text:outline-level="1"><text:bookmark-start text:name="__RefHeading___Toc560_702618006"/>Jogo 4 em linha<text:bookmark-end text:name="__RefHeading___Toc560_702618006"/></text:h>
      <text:p text:style-name="P12"><text:tab/><text:span text:style-name="T128">O jogo abordado neste trabalho é o jogo </text:span><text:span text:style-name="T80">4 em linha</text:span><text:span text:style-name="T125">. Este jogo consiste em dois jogadores inserirem </text:span><text:span text:style-name="T126">alternadamente uma peça de uma cor num tabuleiro retangular vertical constituído por seis linhas e sete colunas. O objetivo de cada jogador é tentar colocar 4 peças da sua cor ao lado umas das outras de forma a formar uma linha seja esta vertical, horizontal ou diagonal. Este jogo é um jogo </text:span><text:span text:style-name="T127">resolvido, ou seja, o primeiro jogador pode sempre vencer se fizer as jogadas corretas</text:span><text:span text:style-name="T126"><text:bibliography-mark text:identifier="WIK01" text:bibliography-type="article" text:address="https://en.wikipedia.org/wiki/Connect_Four" text:publisher="Wikipedia" text:title="Connect Fout" text:year="2023">[3]</text:bibliography-mark></text:span><text:span text:style-name="T126">.</text:span></text:p>
      <text:h text:style-name="P10" text:outline-level="1"><text:bookmark-start text:name="__RefHeading___Toc436_3377390446"/>Implementaç<text:span text:style-name="T4">ão </text:span><text:span text:style-name="T5">do jogo e </text:span><text:span text:style-name="T4">dos algoritmos</text:span><text:bookmark-end text:name="__RefHeading___Toc436_3377390446"/></text:h>
      <text:p text:style-name="P31"><text:tab/><text:span text:style-name="T74">Nós decidimos fazer este trabalho em Java, por ser uma linguagem orientada a objetos, que nos permite a nossa estrutura de dados </text:span><text:span text:style-name="T75">para alguns dos algoritmos como o </text:span><text:span text:style-name="T40">Monte Carlo Tree Search</text:span><text:span text:style-name="T20">. </text:span></text:p>
      <text:p text:style-name="P31"><text:span text:style-name="T20"><text:tab/></text:span><text:span text:style-name="T21">O código está dividido em </text:span><text:span text:style-name="T31">quatro </text:span><text:span text:style-name="T21">ficheiros: </text:span><text:span text:style-name="T41">Game, Board, Strategies </text:span><text:span text:style-name="T31">e </text:span><text:span text:style-name="T47">Mcts</text:span><text:span text:style-name="T21">. O ficheiro </text:span><text:span text:style-name="T41">Game</text:span><text:span text:style-name="T21"> é o ficheiro que vai ser executado e controla a lógica do jogo como o turno dos jogadores e verifica se o jogo já acabou seja por empate ou se um jogador ganhou. </text:span><text:span text:style-name="T25">Também é onde é escolhido o tipo de estratégia usada pelo computador para jogar o jogo.</text:span><text:span text:style-name="T21"> O ficheiro </text:span><text:span text:style-name="T41">Board</text:span><text:span text:style-name="T21"> controla o que acontece relacionado com o tabuleiro </text:span><text:span text:style-name="T24">que está implementado numa matriz</text:span><text:span text:style-name="T21">. </text:span><text:span text:style-name="T22">Este ficheiro vai ter as funções responsáveis pela inserção de peças no tabuleiro (função </text:span><text:span text:style-name="T42">put</text:span><text:span text:style-name="T22">), verificar se o tabuleiro está cheio (</text:span><text:span text:style-name="T42">isFull</text:span><text:span text:style-name="T22">), a utilidade de uma jogada (</text:span><text:span text:style-name="T42">evaluate</text:span><text:span text:style-name="T22">), se existe um vencedor (</text:span><text:span text:style-name="T42">thereIsWinner</text:span><text:span text:style-name="T22">), quem é o vencedor (</text:span><text:span text:style-name="T42">winner</text:span><text:span text:style-name="T22">), </text:span><text:span text:style-name="T23">bem como imprimir o tabuleiro </text:span><text:span text:style-name="T24">(</text:span><text:span text:style-name="T43">printBoard</text:span><text:span text:style-name="T24">). Já o ficheiro </text:span><text:soft-page-break/><text:span text:style-name="T43">Strategies</text:span><text:span text:style-name="T24"> é onde são calculadas as estratégias </text:span><text:span text:style-name="T48">MiniMax </text:span><text:span text:style-name="T32">e </text:span><text:span text:style-name="T48"><text:s/>AlphaBeta</text:span><text:span text:style-name="T24"> </text:span><text:span text:style-name="T32">também tem uma chamada para uma função </text:span><text:span text:style-name="T48">mcts </text:span><text:span text:style-name="T32">que é executada num ficheiro à parte. </text:span><text:span text:style-name="T33">O gicheiro </text:span><text:span text:style-name="T49">Mcts</text:span><text:span text:style-name="T33"> é o ficheiro onde está implementado o algoritmo </text:span><text:span text:style-name="T49">Mcts</text:span><text:span text:style-name="T33">. Nós decidimos colocar esse algoritmo num ficheiro à parte por causa do seu grande volume de implementação. </text:span></text:p>
      <text:h text:style-name="P13" text:outline-level="2"><text:bookmark-start text:name="__RefHeading___Toc646_3387284857"/>Algoritmo MiniMax<text:bookmark-end text:name="__RefHeading___Toc646_3387284857"/></text:h>
      <text:p text:style-name="P31"><text:span text:style-name="T7"><text:tab/></text:span><text:span text:style-name="T76">Nós implementamos este algoritmo em três funções </text:span><text:span text:style-name="T44">minimax, maxValue, minValue</text:span><text:span text:style-name="T25">. </text:span><text:span text:style-name="T26">Primeiro</text:span><text:span text:style-name="T25"> é desabilita</text:span><text:span text:style-name="T26">do</text:span><text:span text:style-name="T25"> a função de corte </text:span><text:span text:style-name="T45">Alpha-Beta</text:span><text:span text:style-name="T26"> definida pela variável global </text:span><text:span text:style-name="T45">ALPHA_BETA </text:span><text:span text:style-name="T26">e a profundidade que </text:span><text:span text:style-name="T27">o algoritmo vai pesquisar, </text:span><text:span text:style-name="T33">neste caso procura em 5 níveis de profundidade a contar com o nível de </text:span><text:span text:style-name="T49">root</text:span><text:span text:style-name="T27">. </text:span><text:span text:style-name="T28">Como a função vai ser chamada quando for o computador a jogar então vai primeiro procurar o sucessor com maior utilidade, depois de descer um nó vai procurar o nó com menor utilidade e descer o nível </text:span><text:span text:style-name="T34">e assim por adiante</text:span><text:span text:style-name="T28">. A função que procura o sucessor com maior utilidade é </text:span><text:span text:style-name="T46">maxValue </text:span><text:span text:style-name="T28">e que procura o que tem menor utilidade é </text:span><text:span text:style-name="T46">minValue</text:span><text:span text:style-name="T28">. Quando estas funções são executadas, </text:span><text:span text:style-name="T29">os sucessores do nó selecionado são guardados numa </text:span><text:span text:style-name="T34">em memória </text:span><text:span text:style-name="T29">e para cada sucessor é executado a função seguinte e calculado qual </text:span><text:span text:style-name="T30">a jogada</text:span><text:span text:style-name="T29"> com maior utilidade </text:span><text:span text:style-name="T30">e qual a coluna </text:span><text:span text:style-name="T29">que vai ser selecionad</text:span><text:span text:style-name="T30">a </text:span><text:span text:style-name="T29">pelo computador. </text:span><text:span text:style-name="T30">As funções estão implementadas em código desta forma:</text:span></text:p>
      <text:p text:style-name="P20"><draw:frame text:anchor-type="paragraph" draw:z-index="2" draw:name="Text Frame 1" draw:style-name="gr4" draw:text-style-name="P63" svg:width="5.7748in" svg:height="4.8831in" svg:x="-0.0374in" svg:y="-0.0252in"><draw:text-box><text:p><text:span text:style-name="T150">private</text:span><text:span text:style-name="T151"> </text:span><text:span text:style-name="T150">static</text:span><text:span text:style-name="T151"> </text:span><text:span text:style-name="T152">int</text:span><text:span text:style-name="T151"> bestColumn, rootDepth;</text:span></text:p><text:p><text:span text:style-name="T150">private</text:span><text:span text:style-name="T151"> </text:span><text:span text:style-name="T150">static</text:span><text:span text:style-name="T151"> </text:span><text:span text:style-name="T152">boolean</text:span><text:span text:style-name="T151"> ALPHA_BETA;</text:span></text:p><text:p><text:span text:style-name="T150">static</text:span><text:span text:style-name="T151"> </text:span><text:span text:style-name="T152">int</text:span><text:span text:style-name="T151"> </text:span><text:span text:style-name="T153">minimax</text:span><text:span text:style-name="T151">(</text:span><text:span text:style-name="T152">int</text:span><text:span text:style-name="T151"> depth, Board board) {</text:span></text:p><text:p><text:span text:style-name="T151"><text:tab/></text:span><text:span text:style-name="T151"><text:tab/></text:span><text:span text:style-name="T151">rootDepth </text:span><text:span text:style-name="T154">=</text:span><text:span text:style-name="T151"> depth</text:span><text:span text:style-name="T154">-1</text:span><text:span text:style-name="T151">;</text:span></text:p><text:p><text:span text:style-name="T151"><text:tab/></text:span><text:span text:style-name="T151"><text:tab/></text:span><text:span text:style-name="T151">ALPHA_BETA </text:span><text:span text:style-name="T154">=</text:span><text:span text:style-name="T151"> </text:span><text:span text:style-name="T150">false</text:span><text:span text:style-name="T151">;</text:span></text:p><text:p><text:span text:style-name="T151"><text:tab/></text:span><text:span text:style-name="T151"><text:tab/></text:span><text:span text:style-name="T151">maxValue(rootDepth, board, Integer.</text:span><text:span text:style-name="T155">MIN_VALUE</text:span><text:span text:style-name="T151">, Integer.</text:span><text:span text:style-name="T155">MAX_VALUE</text:span><text:span text:style-name="T151">);</text:span></text:p><text:p><text:span text:style-name="T151"><text:tab/></text:span><text:span text:style-name="T151"><text:tab/></text:span><text:span text:style-name="T150">return</text:span><text:span text:style-name="T151"> bestColumn;</text:span></text:p><text:p><text:span text:style-name="T151">}</text:span></text:p><text:p><text:span text:style-name="T150">static</text:span><text:span text:style-name="T151"> </text:span><text:span text:style-name="T152">int</text:span><text:span text:style-name="T151"> </text:span><text:span text:style-name="T153">maxValue</text:span><text:span text:style-name="T151">(</text:span><text:span text:style-name="T152">int</text:span><text:span text:style-name="T151"> depth, Board board, </text:span><text:span text:style-name="T152">int</text:span><text:span text:style-name="T151"> alpha, </text:span><text:span text:style-name="T152">int</text:span><text:span text:style-name="T151"> beta) {</text:span></text:p><text:p><text:span text:style-name="T151"><text:tab/></text:span><text:span text:style-name="T151"><text:tab/></text:span><text:span text:style-name="T150">if</text:span><text:span text:style-name="T151"> (depth </text:span><text:span text:style-name="T154">==</text:span><text:span text:style-name="T151"> </text:span><text:span text:style-name="T154">0</text:span><text:span text:style-name="T151">) </text:span><text:span text:style-name="T150">return</text:span><text:span text:style-name="T151"> board.</text:span><text:span text:style-name="T155">evaluate</text:span><text:span text:style-name="T151">();</text:span></text:p><text:p><text:span text:style-name="T151"><text:tab/></text:span><text:span text:style-name="T151"><text:tab/></text:span><text:span text:style-name="T152">int</text:span><text:span text:style-name="T151"> value </text:span><text:span text:style-name="T154">=</text:span><text:span text:style-name="T151"> Integer.</text:span><text:span text:style-name="T155">MIN_VALUE</text:span><text:span text:style-name="T151">; </text:span><text:span text:style-name="T156">// constante da classe Integer</text:span></text:p><text:p><text:span text:style-name="T151"><text:tab/></text:span><text:span text:style-name="T151"><text:tab/></text:span><text:span text:style-name="T151">Map</text:span><text:span text:style-name="T154">&lt;</text:span><text:span text:style-name="T151">Board, Integer</text:span><text:span text:style-name="T154">&gt;</text:span><text:span text:style-name="T151"> successors </text:span><text:span text:style-name="T154">=</text:span><text:span text:style-name="T151"> board.</text:span><text:span text:style-name="T155">successors</text:span><text:span text:style-name="T151">(Board.</text:span><text:span text:style-name="T155">YELLOW</text:span><text:span text:style-name="T151">);</text:span></text:p><text:p><text:span text:style-name="T151"><text:tab/></text:span><text:span text:style-name="T151"><text:tab/></text:span><text:span text:style-name="T150">for</text:span><text:span text:style-name="T151"> (Board successor : successors.</text:span><text:span text:style-name="T155">keySet</text:span><text:span text:style-name="T151">()) {</text:span></text:p><text:p><text:span text:style-name="T151"><text:tab/></text:span><text:span text:style-name="T151"><text:tab/></text:span><text:span text:style-name="T151"><text:tab/></text:span><text:span text:style-name="T152">int</text:span><text:span text:style-name="T151"> value2 </text:span><text:span text:style-name="T154">=</text:span><text:span text:style-name="T151"> minValue(depth</text:span><text:span text:style-name="T154">-1</text:span><text:span text:style-name="T151">, successor, alpha, beta);</text:span><text:span text:style-name="T151"><text:tab/></text:span></text:p><text:p><text:span text:style-name="T151"><text:tab/></text:span><text:span text:style-name="T151"><text:tab/></text:span><text:span text:style-name="T151"><text:tab/></text:span><text:span text:style-name="T150">if</text:span><text:span text:style-name="T151"> (value2 </text:span><text:span text:style-name="T154">&gt;</text:span><text:span text:style-name="T151"> value) {</text:span></text:p><text:p><text:span text:style-name="T151"><text:tab/></text:span><text:span text:style-name="T151"><text:tab/></text:span><text:span text:style-name="T151"><text:tab/></text:span><text:span text:style-name="T151"><text:tab/></text:span><text:span text:style-name="T151">value </text:span><text:span text:style-name="T154">=</text:span><text:span text:style-name="T151"> value2;</text:span></text:p><text:p><text:span text:style-name="T151"><text:tab/></text:span><text:span text:style-name="T151"><text:tab/></text:span><text:span text:style-name="T151"><text:tab/></text:span><text:span text:style-name="T151"><text:tab/></text:span><text:span text:style-name="T151">alpha </text:span><text:span text:style-name="T154">=</text:span><text:span text:style-name="T151"> Math.</text:span><text:span text:style-name="T155">max</text:span><text:span text:style-name="T151">(alpha, value);</text:span></text:p><text:p><text:span text:style-name="T151"><text:tab/></text:span><text:span text:style-name="T151"><text:tab/></text:span><text:span text:style-name="T151"><text:tab/></text:span><text:span text:style-name="T151"><text:tab/></text:span></text:p><text:p><text:span text:style-name="T151"><text:tab/></text:span><text:span text:style-name="T151"><text:tab/></text:span><text:span text:style-name="T151"><text:tab/></text:span><text:span text:style-name="T151"><text:tab/></text:span><text:span text:style-name="T150">if</text:span><text:span text:style-name="T151"> (depth </text:span><text:span text:style-name="T154">==</text:span><text:span text:style-name="T151"> rootDepth) bestColumn </text:span><text:span text:style-name="T154">=</text:span><text:span text:style-name="T151"> successors.</text:span><text:span text:style-name="T155">get</text:span><text:span text:style-name="T151">(successor).</text:span><text:span text:style-name="T155">intValue</text:span><text:span text:style-name="T151">(); </text:span></text:p><text:p><text:span text:style-name="T151"><text:tab/></text:span><text:span text:style-name="T151"><text:tab/></text:span><text:span text:style-name="T151"><text:tab/></text:span><text:span text:style-name="T151">}</text:span></text:p><text:p><text:span text:style-name="T151"><text:tab/></text:span><text:span text:style-name="T151"><text:tab/></text:span><text:span text:style-name="T151"><text:tab/></text:span><text:span text:style-name="T150">if</text:span><text:span text:style-name="T151">(ALPHA_BETA </text:span><text:span text:style-name="T154">&amp;&amp;</text:span><text:span text:style-name="T151"> value </text:span><text:span text:style-name="T154">&gt;=</text:span><text:span text:style-name="T151"> beta) </text:span><text:span text:style-name="T150">return</text:span><text:span text:style-name="T151"> value;</text:span></text:p><text:p><text:span text:style-name="T151"><text:tab/></text:span><text:span text:style-name="T151"><text:tab/></text:span><text:span text:style-name="T151">}</text:span></text:p><text:p><text:span text:style-name="T151"><text:tab/></text:span><text:span text:style-name="T151"><text:tab/></text:span><text:span text:style-name="T150">return</text:span><text:span text:style-name="T151"> value;</text:span></text:p><text:p><text:span text:style-name="T151">}</text:span></text:p><text:p><text:span text:style-name="T150">static</text:span><text:span text:style-name="T151"> </text:span><text:span text:style-name="T152">int</text:span><text:span text:style-name="T151"> </text:span><text:span text:style-name="T153">minValue</text:span><text:span text:style-name="T151">(</text:span><text:span text:style-name="T152">int</text:span><text:span text:style-name="T151"> depth, Board board, </text:span><text:span text:style-name="T152">int</text:span><text:span text:style-name="T151"> alpha, </text:span><text:span text:style-name="T152">int</text:span><text:span text:style-name="T151"> beta) {</text:span></text:p><text:p><text:span text:style-name="T151"><text:tab/></text:span><text:span text:style-name="T151"><text:tab/></text:span><text:span text:style-name="T150">if</text:span><text:span text:style-name="T151"> (depth </text:span><text:span text:style-name="T154">==</text:span><text:span text:style-name="T151"> </text:span><text:span text:style-name="T154">0</text:span><text:span text:style-name="T151">) </text:span><text:span text:style-name="T150">return</text:span><text:span text:style-name="T151"> board.</text:span><text:span text:style-name="T155">evaluate</text:span><text:span text:style-name="T151">();</text:span></text:p><text:p><text:span text:style-name="T151"><text:tab/></text:span><text:span text:style-name="T151"><text:tab/></text:span><text:span text:style-name="T152">int</text:span><text:span text:style-name="T151"> value </text:span><text:span text:style-name="T154">=</text:span><text:span text:style-name="T151"> Integer.</text:span><text:span text:style-name="T155">MAX_VALUE</text:span><text:span text:style-name="T151">; </text:span><text:span text:style-name="T156">// constante da classe Integer</text:span></text:p><text:p><text:span text:style-name="T151"><text:tab/></text:span><text:span text:style-name="T151"><text:tab/></text:span><text:span text:style-name="T151">Map</text:span><text:span text:style-name="T154">&lt;</text:span><text:span text:style-name="T151">Board, Integer</text:span><text:span text:style-name="T154">&gt;</text:span><text:span text:style-name="T151"> successors </text:span><text:span text:style-name="T154">=</text:span><text:span text:style-name="T151"> board.</text:span><text:span text:style-name="T155">successors</text:span><text:span text:style-name="T151">(Board.</text:span><text:span text:style-name="T155">RED</text:span><text:span text:style-name="T151">);</text:span></text:p><text:p><text:span text:style-name="T151"><text:tab/></text:span><text:span text:style-name="T151"><text:tab/></text:span><text:span text:style-name="T150">for</text:span><text:span text:style-name="T151"> (Board successor : successors.</text:span><text:span text:style-name="T155">keySet</text:span><text:span text:style-name="T151">()) {</text:span></text:p><text:p><text:span text:style-name="T151"><text:tab/></text:span><text:span text:style-name="T151"><text:tab/></text:span><text:span text:style-name="T151"><text:tab/></text:span><text:span text:style-name="T152">int</text:span><text:span text:style-name="T151"> value2 </text:span><text:span text:style-name="T154">=</text:span><text:span text:style-name="T151"> maxValue(depth</text:span><text:span text:style-name="T154">-1</text:span><text:span text:style-name="T151">, successor, alpha, beta);</text:span></text:p><text:p><text:span text:style-name="T151"><text:tab/></text:span><text:span text:style-name="T151"><text:tab/></text:span><text:span text:style-name="T151"><text:tab/></text:span><text:span text:style-name="T150">if</text:span><text:span text:style-name="T151"> (value2 </text:span><text:span text:style-name="T154">&lt;</text:span><text:span text:style-name="T151"> value) {</text:span></text:p><text:p><text:span text:style-name="T151"><text:tab/></text:span><text:span text:style-name="T151"><text:tab/></text:span><text:span text:style-name="T151"><text:tab/></text:span><text:span text:style-name="T151"><text:tab/></text:span><text:span text:style-name="T151">value </text:span><text:span text:style-name="T154">=</text:span><text:span text:style-name="T151"> value2;</text:span></text:p><text:p><text:span text:style-name="T151"><text:tab/></text:span><text:span text:style-name="T151"><text:tab/></text:span><text:span text:style-name="T151"><text:tab/></text:span><text:span text:style-name="T151"><text:tab/></text:span><text:span text:style-name="T151">beta </text:span><text:span text:style-name="T154">=</text:span><text:span text:style-name="T151"> Math.</text:span><text:span text:style-name="T155">min</text:span><text:span text:style-name="T151">(beta, value);</text:span></text:p><text:p><text:span text:style-name="T151"><text:tab/></text:span><text:span text:style-name="T151"><text:tab/></text:span><text:span text:style-name="T151"><text:tab/></text:span><text:span text:style-name="T151">}</text:span></text:p><text:p><text:span text:style-name="T151"><text:tab/></text:span><text:span text:style-name="T151"><text:tab/></text:span><text:span text:style-name="T151"><text:tab/></text:span><text:span text:style-name="T150">if</text:span><text:span text:style-name="T151">(ALPHA_BETA </text:span><text:span text:style-name="T154">&amp;&amp;</text:span><text:span text:style-name="T151"> value </text:span><text:span text:style-name="T154">&lt;=</text:span><text:span text:style-name="T151"> alpha) </text:span><text:span text:style-name="T150">return</text:span><text:span text:style-name="T151"> value;</text:span></text:p><text:p><text:span text:style-name="T151"><text:tab/></text:span><text:span text:style-name="T151"><text:tab/></text:span><text:span text:style-name="T151">}</text:span></text:p><text:p><text:span text:style-name="T151"><text:tab/></text:span><text:span text:style-name="T151"><text:tab/></text:span><text:span text:style-name="T150">return</text:span><text:span text:style-name="T151"> value;</text:span></text:p><text:p><text:span text:style-name="T151">}</text:span></text:p></draw:text-box></draw:frame></text:p>
      <text:h text:style-name="P14" text:outline-level="2"><text:bookmark-start text:name="__RefHeading___Toc648_3387284857"/><text:soft-page-break/>Algoritmo Alpha-Beta<text:bookmark-end text:name="__RefHeading___Toc648_3387284857"/></text:h>
      <text:p text:style-name="P15"><text:tab/>Este algoritmo é basicamente igual ao <text:span text:style-name="T81">MiniMax</text:span><text:span text:style-name="T99">, a maior diferença é que </text:span><text:span text:style-name="T81">ALPHA_BETA </text:span><text:span text:style-name="T99">vai ter um valor de </text:span><text:span text:style-name="T81">true</text:span><text:span text:style-name="T99">, ou seja, não vai executar as funções </text:span><text:span text:style-name="T81">maxValue </text:span><text:span text:style-name="T99">e </text:span><text:span text:style-name="T81">minValue </text:span><text:span text:style-name="T99">para os sucessores que garantidamente que o programa não vai escolher. </text:span><text:span text:style-name="T107">A única função nova é a função </text:span><text:span text:style-name="T83">alpha-beta</text:span><text:span text:style-name="T107"> </text:span><text:span text:style-name="T108">que basicamente é a função que atribui o valor de </text:span><text:span text:style-name="T84">true</text:span><text:span text:style-name="T108"> a </text:span><text:span text:style-name="T84">ALPHA_BETA</text:span><text:span text:style-name="T108">. O algoritmo está implementado assim:</text:span></text:p>
      <text:p text:style-name="P21"/>
      <text:p text:style-name="P16"><draw:frame text:anchor-type="paragraph" draw:z-index="3" draw:name="Text Frame 2" draw:style-name="gr3" draw:text-style-name="P62" svg:width="6.4823in" svg:height="6.6776in" svg:x="0.0543in" svg:y="-0.0874in"><draw:text-box><text:p><text:span text:style-name="T142">static</text:span><text:span text:style-name="T143"> </text:span><text:span text:style-name="T144">int</text:span><text:span text:style-name="T143"> </text:span><text:span text:style-name="T145">maxValue</text:span><text:span text:style-name="T143">(</text:span><text:span text:style-name="T144">int</text:span><text:span text:style-name="T143"> depth, Board board, </text:span><text:span text:style-name="T144">int</text:span><text:span text:style-name="T143"> alpha, </text:span><text:span text:style-name="T144">int</text:span><text:span text:style-name="T143"> beta) {</text:span></text:p><text:p><text:span text:style-name="T143"><text:tab/></text:span><text:span text:style-name="T142">if</text:span><text:span text:style-name="T143"> (depth </text:span><text:span text:style-name="T146">==</text:span><text:span text:style-name="T143"> </text:span><text:span text:style-name="T146">0</text:span><text:span text:style-name="T143">) </text:span><text:span text:style-name="T142">return</text:span><text:span text:style-name="T143"> board.</text:span><text:span text:style-name="T147">evaluate</text:span><text:span text:style-name="T143">();</text:span></text:p><text:p><text:span text:style-name="T143"><text:tab/></text:span><text:span text:style-name="T144">int</text:span><text:span text:style-name="T143"> value </text:span><text:span text:style-name="T146">=</text:span><text:span text:style-name="T143"> Integer.</text:span><text:span text:style-name="T147">MIN_VALUE</text:span><text:span text:style-name="T143">; </text:span><text:span text:style-name="T148">// constante da classe Integer</text:span></text:p><text:p><text:span text:style-name="T143"><text:tab/></text:span><text:span text:style-name="T143">Map</text:span><text:span text:style-name="T146">&lt;</text:span><text:span text:style-name="T143">Board, Integer</text:span><text:span text:style-name="T146">&gt;</text:span><text:span text:style-name="T143"> successors </text:span><text:span text:style-name="T146">=</text:span><text:span text:style-name="T143"> board.</text:span><text:span text:style-name="T147">successors</text:span><text:span text:style-name="T143">(Board.</text:span><text:span text:style-name="T147">YELLOW</text:span><text:span text:style-name="T143">);</text:span></text:p><text:p><text:span text:style-name="T143"><text:tab/></text:span><text:span text:style-name="T142">for</text:span><text:span text:style-name="T143"> (Board successor : successors.</text:span><text:span text:style-name="T147">keySet</text:span><text:span text:style-name="T143">()) {</text:span></text:p><text:p><text:span text:style-name="T143"><text:tab/></text:span><text:span text:style-name="T143"><text:tab/></text:span><text:span text:style-name="T143"><text:tab/></text:span><text:span text:style-name="T144">int</text:span><text:span text:style-name="T143"> value2 </text:span><text:span text:style-name="T146">=</text:span><text:span text:style-name="T143"> minValue(depth</text:span><text:span text:style-name="T146">-1</text:span><text:span text:style-name="T143">, successor, alpha, beta);</text:span><text:span text:style-name="T143"><text:tab/></text:span></text:p><text:p><text:span text:style-name="T143"><text:tab/></text:span><text:span text:style-name="T143"><text:tab/></text:span><text:span text:style-name="T143"><text:tab/></text:span><text:span text:style-name="T142">if</text:span><text:span text:style-name="T143"> (value2 </text:span><text:span text:style-name="T146">&gt;</text:span><text:span text:style-name="T143"> value) {</text:span></text:p><text:p><text:span text:style-name="T143"><text:tab/></text:span><text:span text:style-name="T143"><text:tab/></text:span><text:span text:style-name="T143"><text:tab/></text:span><text:span text:style-name="T143"><text:tab/></text:span><text:span text:style-name="T143">value </text:span><text:span text:style-name="T146">=</text:span><text:span text:style-name="T143"> value2;</text:span></text:p><text:p><text:span text:style-name="T143"><text:tab/></text:span><text:span text:style-name="T143"><text:tab/></text:span><text:span text:style-name="T143"><text:tab/></text:span><text:span text:style-name="T143"><text:tab/></text:span><text:span text:style-name="T143">alpha </text:span><text:span text:style-name="T146">=</text:span><text:span text:style-name="T143"> Math.</text:span><text:span text:style-name="T147">max</text:span><text:span text:style-name="T143">(alpha, value);</text:span></text:p><text:p><text:span text:style-name="T143"><text:tab/></text:span><text:span text:style-name="T143"><text:tab/></text:span><text:span text:style-name="T143"><text:tab/></text:span><text:span text:style-name="T143"><text:tab/></text:span><text:span text:style-name="T142">if</text:span><text:span text:style-name="T143"> (depth </text:span><text:span text:style-name="T146">==</text:span><text:span text:style-name="T143"> rootDepth) bestColumn </text:span><text:span text:style-name="T146">=</text:span><text:span text:style-name="T143"> </text:span><text:span text:style-name="T143">successors.</text:span><text:span text:style-name="T147">get</text:span><text:span text:style-name="T143">(successor).</text:span><text:span text:style-name="T147">intValue</text:span><text:span text:style-name="T143">();</text:span></text:p><text:p><text:span text:style-name="T143"><text:tab/></text:span><text:span text:style-name="T143"><text:tab/></text:span><text:span text:style-name="T143"><text:tab/></text:span><text:span text:style-name="T143">}</text:span></text:p><text:p><text:span text:style-name="T143"><text:tab/></text:span><text:span text:style-name="T143"><text:tab/></text:span><text:span text:style-name="T143"><text:tab/></text:span><text:span text:style-name="T142">if</text:span><text:span text:style-name="T143">(ALPHA_BETA </text:span><text:span text:style-name="T146">&amp;&amp;</text:span><text:span text:style-name="T143"> value </text:span><text:span text:style-name="T146">&gt;=</text:span><text:span text:style-name="T143"> beta) </text:span><text:span text:style-name="T142">return</text:span><text:span text:style-name="T143"> value;</text:span></text:p><text:p><text:span text:style-name="T143"><text:tab/></text:span><text:span text:style-name="T143">}</text:span></text:p><text:p><text:span text:style-name="T143"><text:tab/></text:span><text:span text:style-name="T143"><text:tab/></text:span><text:span text:style-name="T142">return</text:span><text:span text:style-name="T143"> value;</text:span></text:p><text:p><text:span text:style-name="T143">}</text:span></text:p><text:p><text:span text:style-name="T143"/></text:p><text:p><text:span text:style-name="T142">static</text:span><text:span text:style-name="T143"> </text:span><text:span text:style-name="T144">int</text:span><text:span text:style-name="T143"> </text:span><text:span text:style-name="T145">minValue</text:span><text:span text:style-name="T143">(</text:span><text:span text:style-name="T144">int</text:span><text:span text:style-name="T143"> depth, Board board, </text:span><text:span text:style-name="T144">int</text:span><text:span text:style-name="T143"> alpha, </text:span><text:span text:style-name="T144">int</text:span><text:span text:style-name="T143"> beta) {</text:span></text:p><text:p><text:span text:style-name="T143"><text:tab/></text:span><text:span text:style-name="T143"><text:tab/></text:span><text:span text:style-name="T142">if</text:span><text:span text:style-name="T143"> (depth </text:span><text:span text:style-name="T146">==</text:span><text:span text:style-name="T143"> </text:span><text:span text:style-name="T146">0</text:span><text:span text:style-name="T143">) </text:span><text:span text:style-name="T142">return</text:span><text:span text:style-name="T143"> board.</text:span><text:span text:style-name="T147">evaluate</text:span><text:span text:style-name="T143">();</text:span></text:p><text:p><text:span text:style-name="T143"><text:tab/></text:span><text:span text:style-name="T143"><text:tab/></text:span><text:span text:style-name="T144">int</text:span><text:span text:style-name="T143"> value </text:span><text:span text:style-name="T146">=</text:span><text:span text:style-name="T143"> Integer.</text:span><text:span text:style-name="T147">MAX_VALUE</text:span><text:span text:style-name="T143">; </text:span><text:span text:style-name="T148">// constante da classe Integer</text:span></text:p><text:p><text:span text:style-name="T143"><text:tab/></text:span><text:span text:style-name="T143"><text:tab/></text:span><text:span text:style-name="T143">Map</text:span><text:span text:style-name="T146">&lt;</text:span><text:span text:style-name="T143">Board, Integer</text:span><text:span text:style-name="T146">&gt;</text:span><text:span text:style-name="T143"> successors </text:span><text:span text:style-name="T146">=</text:span><text:span text:style-name="T143"> board.</text:span><text:span text:style-name="T147">successors</text:span><text:span text:style-name="T143">(Board.</text:span><text:span text:style-name="T147">RED</text:span><text:span text:style-name="T143">);</text:span></text:p><text:p><text:span text:style-name="T143"><text:tab/></text:span><text:span text:style-name="T143"><text:tab/></text:span><text:span text:style-name="T142">for</text:span><text:span text:style-name="T143"> (Board successor : successors.</text:span><text:span text:style-name="T147">keySet</text:span><text:span text:style-name="T143">()) {</text:span></text:p><text:p><text:span text:style-name="T143"><text:tab/></text:span><text:span text:style-name="T143"><text:tab/></text:span><text:span text:style-name="T143"><text:tab/></text:span><text:span text:style-name="T144">int</text:span><text:span text:style-name="T143"> value2 </text:span><text:span text:style-name="T146">=</text:span><text:span text:style-name="T143"> maxValue(depth</text:span><text:span text:style-name="T146">-1</text:span><text:span text:style-name="T143">, successor, alpha, beta);</text:span></text:p><text:p><text:span text:style-name="T143"><text:tab/></text:span><text:span text:style-name="T143"><text:tab/></text:span><text:span text:style-name="T143"><text:tab/></text:span><text:span text:style-name="T142">if</text:span><text:span text:style-name="T143"> (value2 </text:span><text:span text:style-name="T146">&lt;</text:span><text:span text:style-name="T143"> value) {</text:span></text:p><text:p><text:span text:style-name="T143"><text:tab/></text:span><text:span text:style-name="T143"><text:tab/></text:span><text:span text:style-name="T143"><text:tab/></text:span><text:span text:style-name="T143"><text:tab/></text:span><text:span text:style-name="T143">value </text:span><text:span text:style-name="T146">=</text:span><text:span text:style-name="T143"> value2;</text:span></text:p><text:p><text:span text:style-name="T143"><text:tab/></text:span><text:span text:style-name="T143"><text:tab/></text:span><text:span text:style-name="T143"><text:tab/></text:span><text:span text:style-name="T143"><text:tab/></text:span><text:span text:style-name="T143">beta </text:span><text:span text:style-name="T146">=</text:span><text:span text:style-name="T143"> Math.</text:span><text:span text:style-name="T147">min</text:span><text:span text:style-name="T143">(beta, value);</text:span></text:p><text:p><text:span text:style-name="T143"><text:tab/></text:span><text:span text:style-name="T143"><text:tab/></text:span><text:span text:style-name="T143"><text:tab/></text:span><text:span text:style-name="T143">}</text:span></text:p><text:p><text:span text:style-name="T143"><text:tab/></text:span><text:span text:style-name="T143"><text:tab/></text:span><text:span text:style-name="T143"><text:tab/></text:span><text:span text:style-name="T142">if</text:span><text:span text:style-name="T143">(ALPHA_BETA </text:span><text:span text:style-name="T146">&amp;&amp;</text:span><text:span text:style-name="T143"> value </text:span><text:span text:style-name="T146">&lt;=</text:span><text:span text:style-name="T143"> alpha) </text:span><text:span text:style-name="T142">return</text:span><text:span text:style-name="T143"> value;</text:span></text:p><text:p><text:span text:style-name="T143"><text:tab/></text:span><text:span text:style-name="T143"><text:tab/></text:span><text:span text:style-name="T143">}</text:span></text:p><text:p><text:span text:style-name="T143"><text:tab/></text:span><text:span text:style-name="T143"><text:tab/></text:span><text:span text:style-name="T142">return</text:span><text:span text:style-name="T143"> value;</text:span></text:p><text:p><text:span text:style-name="T143">}</text:span></text:p><text:p><text:span text:style-name="T143"/></text:p><text:p><text:span text:style-name="T142">static</text:span><text:span text:style-name="T143"> </text:span><text:span text:style-name="T144">int</text:span><text:span text:style-name="T143"> </text:span><text:span text:style-name="T145">alpha_beta</text:span><text:span text:style-name="T143">(</text:span><text:span text:style-name="T144">int</text:span><text:span text:style-name="T143"> depth, Board board) {</text:span></text:p><text:p><text:span text:style-name="T143"><text:tab/></text:span><text:span text:style-name="T143"><text:tab/></text:span><text:span text:style-name="T143">rootDepth </text:span><text:span text:style-name="T146">=</text:span><text:span text:style-name="T143"> depth</text:span><text:span text:style-name="T146">-1</text:span><text:span text:style-name="T143">;</text:span></text:p><text:p><text:span text:style-name="T143"><text:tab/></text:span><text:span text:style-name="T143"><text:tab/></text:span><text:span text:style-name="T143">ALPHA_BETA </text:span><text:span text:style-name="T146">=</text:span><text:span text:style-name="T143"> </text:span><text:span text:style-name="T142">true</text:span><text:span text:style-name="T143">;</text:span></text:p><text:p><text:span text:style-name="T143"><text:tab/></text:span><text:span text:style-name="T143"><text:tab/></text:span><text:span text:style-name="T143">maxValue(rootDepth, board, Integer.</text:span><text:span text:style-name="T147">MIN_VALUE</text:span><text:span text:style-name="T143">, Integer.</text:span><text:span text:style-name="T147">MAX_VALUE</text:span><text:span text:style-name="T143">);</text:span></text:p><text:p><text:span text:style-name="T143"><text:tab/></text:span><text:span text:style-name="T143"><text:tab/></text:span><text:span text:style-name="T142">return</text:span><text:span text:style-name="T143"> bestColumn;</text:span></text:p><text:p><text:span text:style-name="T143">}</text:span></text:p><text:p><text:span text:style-name="T149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8" text:outline-level="2"><text:bookmark-start text:name="__RefHeading___Toc650_3387284857"/>Algoritmo MCTS<text:bookmark-end text:name="__RefHeading___Toc650_3387284857"/></text:h>
      <text:p text:style-name="P19"><text:tab/><text:span text:style-name="T129">O algoritmo MCTS foi feito num ficheiro diferente </text:span><text:span text:style-name="T89">Mcts.java</text:span><text:span text:style-name="T117">. Neste ficheiro nós criámos uma classe </text:span><text:span text:style-name="T94">Node</text:span><text:span text:style-name="T117"> para podermos fazer as várias etapas do algoritmo Monte-Carlo. </text:span><text:span text:style-name="T118">Esta classe</text:span><text:span text:style-name="T95"> Node</text:span><text:span text:style-name="T118"> vai ter atributos </text:span><text:span text:style-name="T95">board</text:span><text:span text:style-name="T118">, </text:span><text:span text:style-name="T95">currentPlayer</text:span><text:span text:style-name="T118">, </text:span><text:span text:style-name="T95">parent</text:span><text:span text:style-name="T118">, </text:span><text:span text:style-name="T95">childrenList</text:span><text:span text:style-name="T118">, </text:span><text:span text:style-name="T95">wins </text:span><text:span text:style-name="T118">e </text:span><text:span text:style-name="T95">numberOfVisits</text:span><text:span text:style-name="T118">. O atributo </text:span><text:span text:style-name="T95">board</text:span><text:span text:style-name="T118"> descreve o estado atual do tabuleiro, </text:span><text:span text:style-name="T95">currentPlayer</text:span><text:span text:style-name="T118"> diz se é o utilizador ou o computador a jogar, </text:span><text:span text:style-name="T95">childrenList</text:span><text:span text:style-name="T118"> é uma lista dos nós descendentes do nó atual, </text:span><text:span text:style-name="T95">numberOfVisits</text:span><text:span text:style-name="T118"> é o número de simulações que já passaram pelo nó e </text:span><text:span text:style-name="T95">wins</text:span><text:span text:style-name="T118"> é o número dessas simulações que resultaram numa vitória. </text:span></text:p>
      <text:p text:style-name="P19"><text:span text:style-name="T117"><text:tab/></text:span><text:span text:style-name="T120">Quando </text:span><text:span text:style-name="T119">é </text:span><text:span text:style-name="T120">o computador a jogar é</text:span><text:span text:style-name="T119"> executada a função </text:span><text:span text:style-name="T96">bestMove</text:span><text:span text:style-name="T119"> do ficheiro </text:span><text:span text:style-name="T96">Mcts.java.</text:span></text:p>
      <text:p text:style-name="P22"><draw:frame text:anchor-type="paragraph" draw:z-index="4" draw:name="Text Frame 3" draw:style-name="gr2" draw:text-style-name="P61" svg:width="5.6949in" svg:height="0.6425in" svg:x="-0.0146in" svg:y="-0.0528in"><draw:text-box><text:p><text:span text:style-name="T139">static</text:span><text:span text:style-name="T136"> </text:span><text:span text:style-name="T135">int</text:span><text:span text:style-name="T136"> </text:span><text:span text:style-name="T137">mcts</text:span><text:span text:style-name="T136">(Board board) {</text:span><text:span text:style-name="T136"><text:tab/></text:span></text:p><text:p><text:span text:style-name="T136"><text:tab/></text:span><text:span text:style-name="T136"><text:tab/></text:span><text:span text:style-name="T139">return</text:span><text:span text:style-name="T136"> new Mcts().</text:span><text:span text:style-name="T140">bestMove</text:span><text:span text:style-name="T136">(board);</text:span></text:p><text:p><text:span text:style-name="T136">}</text:span></text:p></draw:text-box></draw:frame></text:p>
      <text:p text:style-name="P58"><text:span text:style-name="T113"><text:tab/>A função </text:span><text:span text:style-name="T90">bestMove</text:span><text:span text:style-name="T113"> vai criar um nó raiz que vai receber a jogada que o jogador fez e depois entra num ciclo que é executado o número de vezes definido em </text:span><text:span text:style-name="T88">TOTAL_ITERACTIONS</text:span><text:span text:style-name="T113">. Em cada iteração </text:span><text:span text:style-name="T121">é selecionada a melhor folha guardada em memória </text:span><text:span text:style-name="T122">(função</text:span><text:span text:style-name="T97"> transverseTheTree</text:span><text:span text:style-name="T122">) </text:span><text:span text:style-name="T124">usando a fórmula de seleção</text:span><text:span text:style-name="T122">,</text:span><text:span text:style-name="T97"> </text:span><text:span text:style-name="T121">e verifica-se se é estado final</text:span><text:span text:style-name="T113">. </text:span><text:span text:style-name="T121">Se não for, é gerado os filhos dessa folha caso seja possível. Depois é escolhido um filho aleatoriamente e faz-se uma simulação a partir </text:span><text:span text:style-name="T122">desse filho. Quando a simulação chega a um resultado é incrementado o </text:span><text:span text:style-name="T97">numberOfVisits </text:span><text:span text:style-name="T122">e o </text:span><text:span text:style-name="T97">wins</text:span><text:span text:style-name="T122"> é incrementado </text:span><text:span text:style-name="T123">com 1 se for um nó do computador cuja simulação deu uma vitória ao computador, ou caso seja um nó do utilizador cuja simulação deu uma vitória para o jogador. </text:span></text:p>
      <text:p text:style-name="P33"><draw:frame text:anchor-type="paragraph" draw:z-index="5" draw:name="Text Frame 4" draw:style-name="gr1" draw:text-style-name="P61" svg:width="5.8803in" svg:height="3.6425in" svg:x="0.0075in" svg:y="-0.0429in"><draw:text-box><text:p><text:span text:style-name="T135">int</text:span><text:span text:style-name="T136"> </text:span><text:span text:style-name="T137">bestMove</text:span><text:span text:style-name="T136">(Board board) {</text:span></text:p><text:p><text:span text:style-name="T136"><text:tab/></text:span><text:span text:style-name="T136"><text:tab/></text:span><text:span text:style-name="T136">root </text:span><text:span text:style-name="T138">=</text:span><text:span text:style-name="T136"> </text:span><text:span text:style-name="T139">new</text:span><text:span text:style-name="T136"> Node(board, Board.</text:span><text:span text:style-name="T140">RED</text:span><text:span text:style-name="T136">, </text:span><text:span text:style-name="T139">null</text:span><text:span text:style-name="T136">);</text:span></text:p><text:p><text:span text:style-name="T136"><text:tab/></text:span><text:span text:style-name="T136"><text:tab/></text:span><text:span text:style-name="T135">int</text:span><text:span text:style-name="T136"> iteration </text:span><text:span text:style-name="T138">=</text:span><text:span text:style-name="T136"> </text:span><text:span text:style-name="T138">0</text:span><text:span text:style-name="T136">;</text:span></text:p><text:p><text:span text:style-name="T136"><text:tab/></text:span><text:span text:style-name="T136"><text:tab/></text:span><text:span text:style-name="T139">while</text:span><text:span text:style-name="T136"> (iteration </text:span><text:span text:style-name="T138">&lt;</text:span><text:span text:style-name="T136"> TOTAL_ITERATIONS) {</text:span></text:p><text:p><text:span text:style-name="T136"><text:tab/></text:span><text:span text:style-name="T136"><text:tab/></text:span><text:span text:style-name="T136"><text:tab/></text:span><text:span text:style-name="T136">Node leaf </text:span><text:span text:style-name="T138">=</text:span><text:span text:style-name="T136"> transverseTheTree(root);</text:span></text:p><text:p><text:span text:style-name="T136"><text:tab/></text:span><text:span text:style-name="T136"><text:tab/></text:span><text:span text:style-name="T136"><text:tab/></text:span><text:span text:style-name="T139">if</text:span><text:span text:style-name="T136"> (</text:span><text:span text:style-name="T138">!</text:span><text:span text:style-name="T136">gameIsOver(leaf.</text:span><text:span text:style-name="T140">getBoard</text:span><text:span text:style-name="T136">())) {</text:span></text:p><text:p><text:span text:style-name="T136"><text:tab/></text:span><text:span text:style-name="T136"><text:tab/></text:span><text:span text:style-name="T136"><text:tab/></text:span><text:span text:style-name="T136"><text:tab/></text:span><text:span text:style-name="T136">generateChildren(leaf);</text:span></text:p><text:p><text:span text:style-name="T136"><text:tab/></text:span><text:span text:style-name="T136"><text:tab/></text:span><text:span text:style-name="T136"><text:tab/></text:span><text:span text:style-name="T136">}</text:span></text:p><text:p><text:span text:style-name="T136"><text:tab/></text:span><text:span text:style-name="T136"><text:tab/></text:span><text:span text:style-name="T136"><text:tab/></text:span><text:span text:style-name="T136">Node node </text:span><text:span text:style-name="T138">=</text:span><text:span text:style-name="T136"> leaf;</text:span></text:p><text:p><text:span text:style-name="T136"><text:tab/></text:span><text:span text:style-name="T136"><text:tab/></text:span><text:span text:style-name="T136"><text:tab/></text:span><text:span text:style-name="T139">if</text:span><text:span text:style-name="T136"> (leaf.</text:span><text:span text:style-name="T140">hasChild</text:span><text:span text:style-name="T136">()) {</text:span></text:p><text:p><text:span text:style-name="T136"><text:tab/></text:span><text:span text:style-name="T136"><text:tab/></text:span><text:span text:style-name="T136"><text:tab/></text:span><text:span text:style-name="T136"><text:tab/></text:span><text:span text:style-name="T136">node </text:span><text:span text:style-name="T138">=</text:span><text:span text:style-name="T136"> leaf.</text:span><text:span text:style-name="T140">getAnyChild</text:span><text:span text:style-name="T136">(); </text:span></text:p><text:p><text:span text:style-name="T136"><text:tab/></text:span><text:span text:style-name="T136"><text:tab/></text:span><text:span text:style-name="T136"><text:tab/></text:span><text:span text:style-name="T136">}</text:span></text:p><text:p><text:span text:style-name="T136"><text:tab/></text:span><text:span text:style-name="T136"><text:tab/></text:span><text:span text:style-name="T136"><text:tab/></text:span><text:span text:style-name="T135">int</text:span><text:span text:style-name="T136"> simulationResult </text:span><text:span text:style-name="T138">=</text:span><text:span text:style-name="T136"> simulate(node);</text:span></text:p><text:p><text:span text:style-name="T136"><text:tab/></text:span><text:span text:style-name="T136"><text:tab/></text:span><text:span text:style-name="T136"><text:tab/></text:span><text:span text:style-name="T136">backPropagate(simulationResult, node);</text:span></text:p><text:p><text:span text:style-name="T136"><text:tab/></text:span><text:span text:style-name="T136"><text:tab/></text:span><text:span text:style-name="T136"><text:tab/></text:span><text:span text:style-name="T136">iteration</text:span><text:span text:style-name="T138">++</text:span><text:span text:style-name="T136">;</text:span></text:p><text:p><text:span text:style-name="T136"><text:tab/></text:span><text:span text:style-name="T136"><text:tab/></text:span><text:span text:style-name="T136">}</text:span></text:p><text:p><text:span text:style-name="T136"><text:tab/></text:span><text:span text:style-name="T136"><text:tab/></text:span><text:span text:style-name="T139">return</text:span><text:span text:style-name="T136"> bestChildColumnNumber();</text:span></text:p><text:p><text:span text:style-name="T136">}</text:span></text:p><text:p><text:span text:style-name="T141"/></text:p></draw:text-box></draw:frame></text:p>
      <text:p text:style-name="P59">Nós fizemos este algoritmo com base nas seguintes fontes <text:bibliography-mark text:identifier="MCTS01" text:bibliography-type="www" text:address="https://int8.io/monte-carlo-tree-search-beginners-guide/" text:author="int8" text:title="Monte Carlo Tree Search – beginners guide" text:year="2018">[4]</text:bibliography-mark><text:bibliography-mark text:identifier="MCTS02" text:bibliography-type="www" text:address="https://www.analyticsvidhya.com/blog/2019/01/monte-carlo-tree-search-introduction-algorithm-deepmind-alphago/" text:author="Ankit Choudhary" text:title="Introduction to Monte Carlo Tree Search: The Game-Changing Algorithm behind DeepMind’s AlphaGo" text:year="2019">[5]</text:bibliography-mark><text:bibliography-mark text:identifier="MCTS03" text:bibliography-type="www" text:address="https://www.qnaguides.com/Winning-Strategies-for-Connect-4-or-Four-in-a-Line-Games.html" text:title="Winning Strategies for Connect 4 or Four in a Line Games">[6]</text:bibliography-mark><text:bibliography-mark text:identifier="MCTS04" text:bibliography-type="www" text:address="https://mcts.netlify.app/mcts/" text:title="Monte Carlo Tree Search" text:url="https://mcts.netlify.app/mcts/">[7]</text:bibliography-mark>.</text:p>
      <text:h text:style-name="Heading_20_1" text:outline-level="1"><text:bookmark-start text:name="__RefHeading___Toc865_3389162274"/>An<text:span text:style-name="T4">álise</text:span><text:bookmark-end text:name="__RefHeading___Toc865_3389162274"/></text:h>
      <text:p text:style-name="P40"><text:tab/><text:span text:style-name="T77">Nós verificamos a performance dos algoritmos a nível de tempo. </text:span><text:span text:style-name="T78">As seguintes tabelas mostram os dados em 5 jogos diferentes sendo que na primeira coluna tem o número de jogadas que o computador fez nesse jogo e na segunda coluna o tempo médio para cada jogada.</text:span></text:p>
      <text:h text:style-name="P52" text:outline-level="3"><text:bookmark-start text:name="__RefHeading___Toc2394_440395526"/>MiniMax<text:bookmark-end text:name="__RefHeading___Toc2394_440395526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Nº de Jogadas</text:p>
          </table:table-cell>
          <table:table-cell table:style-name="Table1.B1" office:value-type="string">
            <text:p text:style-name="P37">Média de cada jogada <text:span text:style-name="T131">(em ms)</text:span></text:p>
          </table:table-cell>
        </table:table-row>
        <table:table-row>
          <table:table-cell table:style-name="Table1.A2" office:value-type="string">
            <text:p text:style-name="P34">4</text:p>
          </table:table-cell>
          <table:table-cell table:style-name="Table1.B2" office:value-type="string">
            <text:p text:style-name="P34">41.75</text:p>
          </table:table-cell>
        </table:table-row>
        <table:table-row>
          <table:table-cell table:style-name="Table1.A2" office:value-type="string">
            <text:p text:style-name="P35">7</text:p>
          </table:table-cell>
          <table:table-cell table:style-name="Table1.B2" office:value-type="string">
            <text:p text:style-name="P35">34.96</text:p>
          </table:table-cell>
        </table:table-row>
        <table:table-row>
          <table:table-cell table:style-name="Table1.A2" office:value-type="string">
            <text:p text:style-name="P35">8</text:p>
          </table:table-cell>
          <table:table-cell table:style-name="Table1.B2" office:value-type="string">
            <text:p text:style-name="P35">22.12</text:p>
          </table:table-cell>
        </table:table-row>
        <table:table-row>
          <table:table-cell table:style-name="Table1.A2" office:value-type="string">
            <text:p text:style-name="P35">12</text:p>
          </table:table-cell>
          <table:table-cell table:style-name="Table1.B2" office:value-type="string">
            <text:p text:style-name="P35">17.58</text:p>
          </table:table-cell>
        </table:table-row>
        <table:table-row>
          <table:table-cell table:style-name="Table1.A2" office:value-type="string">
            <text:p text:style-name="P35">14</text:p>
          </table:table-cell>
          <table:table-cell table:style-name="Table1.B2" office:value-type="string">
            <text:p text:style-name="P35">21.51</text:p>
          </table:table-cell>
        </table:table-row>
      </table:table>
      <text:p text:style-name="P56"/>
      <text:h text:style-name="P53" text:outline-level="3"><text:bookmark-start text:name="__RefHeading___Toc2396_440395526"/>Alpha-Beta<text:bookmark-end text:name="__RefHeading___Toc2396_44039552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5">Nº de jogadas</text:p>
          </table:table-cell>
          <table:table-cell table:style-name="Table2.B1" office:value-type="string">
            <text:p text:style-name="P35">Média de cada jogada (em ms)</text:p>
          </table:table-cell>
        </table:table-row>
        <table:table-row>
          <table:table-cell table:style-name="Table2.A2" office:value-type="string">
            <text:p text:style-name="P35">4</text:p>
          </table:table-cell>
          <table:table-cell table:style-name="Table2.B2" office:value-type="string">
            <text:p text:style-name="P35">8.58</text:p>
          </table:table-cell>
        </table:table-row>
        <table:table-row>
          <table:table-cell table:style-name="Table2.A2" office:value-type="string">
            <text:p text:style-name="P35">6</text:p>
          </table:table-cell>
          <table:table-cell table:style-name="Table2.B2" office:value-type="string">
            <text:p text:style-name="P35">12.81</text:p>
          </table:table-cell>
        </table:table-row>
        <table:table-row>
          <table:table-cell table:style-name="Table2.A2" office:value-type="string">
            <text:p text:style-name="P35">8</text:p>
          </table:table-cell>
          <table:table-cell table:style-name="Table2.B2" office:value-type="string">
            <text:p text:style-name="P35">12.70</text:p>
          </table:table-cell>
        </table:table-row>
        <table:table-row>
          <table:table-cell table:style-name="Table2.A2" office:value-type="string">
            <text:p text:style-name="P38">12</text:p>
          </table:table-cell>
          <table:table-cell table:style-name="Table2.B2" office:value-type="string">
            <text:p text:style-name="P38">11.88</text:p>
          </table:table-cell>
        </table:table-row>
        <table:table-row>
          <table:table-cell table:style-name="Table2.A2" office:value-type="string">
            <text:p text:style-name="P38">16</text:p>
          </table:table-cell>
          <table:table-cell table:style-name="Table2.B2" office:value-type="string">
            <text:p text:style-name="P38">9.85</text:p>
          </table:table-cell>
        </table:table-row>
      </table:table>
      <text:p text:style-name="P41"/>
      <text:h text:style-name="P54" text:outline-level="3"><text:bookmark-start text:name="__RefHeading___Toc2398_440395526"/>MCTS<text:bookmark-end text:name="__RefHeading___Toc2398_440395526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>Nº de jogadas</text:p>
          </table:table-cell>
          <table:table-cell table:style-name="Table3.B1" office:value-type="string">
            <text:p text:style-name="P36">Média de cada jogada (em ms)</text:p>
          </table:table-cell>
        </table:table-row>
        <table:table-row>
          <table:table-cell table:style-name="Table3.A2" office:value-type="string">
            <text:p text:style-name="P36">4</text:p>
          </table:table-cell>
          <table:table-cell table:style-name="Table3.B2" office:value-type="string">
            <text:p text:style-name="P36">70.41</text:p>
          </table:table-cell>
        </table:table-row>
        <table:table-row>
          <table:table-cell table:style-name="Table3.A2" office:value-type="string">
            <text:p text:style-name="P36">6</text:p>
          </table:table-cell>
          <table:table-cell table:style-name="Table3.B2" office:value-type="string">
            <text:p text:style-name="P36">66.08</text:p>
          </table:table-cell>
        </table:table-row>
        <table:table-row>
          <table:table-cell table:style-name="Table3.A2" office:value-type="string">
            <text:p text:style-name="P36">9</text:p>
          </table:table-cell>
          <table:table-cell table:style-name="Table3.B2" office:value-type="string">
            <text:p text:style-name="P36">62.00</text:p>
          </table:table-cell>
        </table:table-row>
        <table:table-row>
          <table:table-cell table:style-name="Table3.A2" office:value-type="string">
            <text:p text:style-name="P36">12</text:p>
          </table:table-cell>
          <table:table-cell table:style-name="Table3.B2" office:value-type="string">
            <text:p text:style-name="P36">55.43</text:p>
          </table:table-cell>
        </table:table-row>
        <table:table-row>
          <table:table-cell table:style-name="Table3.A2" office:value-type="string">
            <text:p text:style-name="P39">18</text:p>
          </table:table-cell>
          <table:table-cell table:style-name="Table3.B2" office:value-type="string">
            <text:p text:style-name="P39">47.77</text:p>
          </table:table-cell>
        </table:table-row>
      </table:table>
      <text:p text:style-name="P42"/>
      <text:p text:style-name="P57"><text:soft-page-break/>Em conclusão a nível de rapidez <text:span text:style-name="T81">Alpha-Beta </text:span>é melhor, <text:span text:style-name="T133">pois não tem tantos nós para processar, como </text:span><text:span text:style-name="T85">MiniMax</text:span>. <text:span text:style-name="T133">Já o</text:span><text:span text:style-name="T85"> Monte Carlo Tree Search</text:span><text:span text:style-name="T109"> é o pior dependendo do número de iterações que são feitas. Nestes casos TOTAL_ITERACTION tem valor de 1000, logo vai ter que processar mais nós do que os restantes algoritmos.</text:span><text:span text:style-name="T99"> </text:span></text:p>
      <text:p text:style-name="P57"><text:span text:style-name="T110"><text:tab/></text:span><text:span text:style-name="T132">Nós </text:span><text:span text:style-name="T133">verificamos quantos nós ficam guardados na memória em cada algoritmo. Tanto o </text:span><text:span text:style-name="T85">MiniMax </text:span><text:span text:style-name="T109">como o </text:span><text:span text:style-name="T85">Alpha-Beta</text:span><text:span text:style-name="T109">, no pior caso, guardam (</text:span><text:span text:style-name="T109"><draw:frame draw:style-name="fr1" draw:name="Object3" text:anchor-type="as-char" svg:y="-0.2807in" svg:width="0.4201in" svg:height="0.4484in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09">) nós em cada jogada em que </text:span><text:span text:style-name="T85">d </text:span><text:span text:style-name="T109">diz quantos níveis de profundidade queremos que faça a pesquisa e </text:span><text:span text:style-name="T85">b </text:span><text:span text:style-name="T109">o fator de ramificação. No nosso programa definimos que </text:span><text:span text:style-name="T85">d=5</text:span><text:span text:style-name="T109"> e o </text:span><text:span text:style-name="T85">b =7</text:span><text:span text:style-name="T109">, no máximo. Logo tanto </text:span><text:span text:style-name="T85">MiniMax </text:span><text:span text:style-name="T109">como </text:span><text:span text:style-name="T85">Alpha-Beta</text:span><text:span text:style-name="T109"> vão guardar em cada jogada, no máximo, 2801 nós na memória. Já </text:span><text:span text:style-name="T85">MCTS </text:span><text:span text:style-name="T111">vai guardar </text:span><text:span text:style-name="T111"><draw:frame draw:style-name="fr1" draw:name="Object4" text:anchor-type="as-char" svg:y="-0.1484in" svg:width="0.5925in" svg:height="0.1839in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111">sendo </text:span><text:span text:style-name="T86">b </text:span><text:span text:style-name="T111">o fator de ramificação e </text:span><text:span text:style-name="T86">k </text:span><text:span text:style-name="T111">o número de iterações </text:span><text:span text:style-name="T112">e o 1 é o nó raíz</text:span><text:span text:style-name="T111">. </text:span><text:span text:style-name="T112">No</text:span><text:span text:style-name="T111"> programa é definido</text:span><text:span text:style-name="T86"> k = </text:span><text:span text:style-name="T111">1000, logo </text:span><text:span text:style-name="T112">guarda 7001 nós por jogada, no máximo. O algoritmo p</text:span><text:span text:style-name="T111">oderia guardar menos que</text:span><text:span text:style-name="T86"> </text:span><text:span text:style-name="T87">MiniMax</text:span><text:span text:style-name="T112"> e</text:span><text:span text:style-name="T87"> Alpha-Beta</text:span><text:span text:style-name="T86"> </text:span><text:span text:style-name="T111">se definíssemos </text:span><text:span text:style-name="T86">k</text:span><text:span text:style-name="T111"> para um número menor de iterações.</text:span></text:p>
      <text:h text:style-name="P51" text:outline-level="1"><text:bookmark-start text:name="__RefHeading___Toc2400_440395526"/>Notas<text:bookmark-end text:name="__RefHeading___Toc2400_440395526"/></text:h>
      <text:p text:style-name="P60"><text:span text:style-name="T134"><text:tab/>Este trabalho encontra-se na sua totalidade no </text:span><text:a xlink:type="simple" xlink:href="https://github.com/MicoMan987/Trabalhos-de-Ia/tree/master/TrabalhoDeIa2" text:style-name="Internet_20_link" text:visited-style-name="Visited_20_Internet_20_Link"><text:span text:style-name="T134">GitHub</text:span></text:a><text:span text:style-name="T134">.</text:span></text:p>
      <text:bibliography text:style-name="Sect1" text:name="Bibliography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hdthesis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4">Bibliografia</text:p>
          </text:index-title>
          <text:p text:style-name="P1">1: Minimax, 2023, https://en.wikipedia.org/wiki/Minimax</text:p>
          <text:p text:style-name="P1">2: Stuart Russel, Peter Norvig, Artificial Intelligence A Modern Approach, 2022, </text:p>
          <text:p text:style-name="P1">3: Connect Fout, 2023, https://en.wikipedia.org/wiki/Connect_Four</text:p>
          <text:p text:style-name="P1">4: int8, Monte Carlo Tree Search – beginners guide, 2018, https://int8.io/monte-carlo-tree-search-beginners-guide/</text:p>
          <text:p text:style-name="P1">5: Ankit Choudhary, Introduction to Monte Carlo Tree Search: The Game-Changing Algorithm behind DeepMind’s AlphaGo, 2019, https://www.analyticsvidhya.com/blog/2019/01/monte-carlo-tree-search-introduction-algorithm-deepmind-alphago/</text:p>
          <text:p text:style-name="P1">6: Winning Strategies for Connect 4 or Four in a Line Games, https://www.qnaguides.com/Winning-Strategies-for-Connect-4-or-Four-in-a-Line-Games.html</text:p>
          <text:p text:style-name="P1">7: Monte Carlo Tree Search, https://mcts.netlify.app/mcts/</text:p>
        </text:index-body>
      </text:bibliography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language="pt" fo:country="PT" officeooo:rsid="0069b10f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_33__20_Page" style:display-name="3 Page" style:page-layout-name="Mpm3" draw:style-name="Mdp1">
      <style:footer>
        <text:p text:style-name="Footer"><text:page-number text:select-page="current">9</text:page-number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2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1:48:52.550884742</meta:creation-date>
    <dc:date>2023-04-21T13:45:08.358606621</dc:date>
    <meta:editing-duration>PT9H6M36S</meta:editing-duration>
    <meta:editing-cycles>31</meta:editing-cycles>
    <meta:generator>LibreOffice/7.3.7.2$Linux_X86_64 LibreOffice_project/30$Build-2</meta:generator>
    <meta:document-statistic meta:table-count="3" meta:image-count="0" meta:object-count="4" meta:page-count="11" meta:paragraph-count="105" meta:word-count="2290" meta:character-count="13382" meta:non-whitespace-character-count="11162"/>
  </office:meta>
</office:document-meta>
</file>

<file path=Object 1/content.xml><?xml version="1.0" encoding="utf-8"?>
<math xmlns="http://www.w3.org/1998/Math/MathML" display="block">
  <semantics>
    <mrow>
      <mi mathvariant="italic">UCB</mi>
      <mrow>
        <mn>1</mn>
        <mo stretchy="false">=</mo>
        <mrow>
          <mfrac>
            <mrow>
              <mi>U</mi>
              <mrow>
                <mo fence="true" form="prefix" stretchy="false">(</mo>
                <mrow>
                  <mi>n</mi>
                </mrow>
                <mo fence="true" form="postfix" stretchy="false">)</mo>
              </mrow>
            </mrow>
            <mrow>
              <mi>N</mi>
              <mrow>
                <mo fence="true" form="prefix" stretchy="false">(</mo>
                <mrow>
                  <mi>n</mi>
                </mrow>
                <mo fence="true" form="postfix" stretchy="false">)</mo>
              </mrow>
            </mrow>
          </mfrac>
          <mo stretchy="false">+</mo>
          <mrow>
            <mi>C</mi>
            <mo stretchy="false">×</mo>
            <msqrt>
              <mfrac>
                <mrow>
                  <mi>log</mi>
                  <mrow>
                    <mo fence="true" form="prefix" stretchy="false">(</mo>
                    <mrow>
                      <mrow>
                        <mi>N</mi>
                        <mrow>
                          <mo fence="true" form="prefix" stretchy="false">(</mo>
                          <mrow>
                            <mrow>
                              <mi mathvariant="italic">Parent</mi>
                              <mrow>
                                <mo fence="true" form="prefix" stretchy="false">(</mo>
                                <mrow>
                                  <mi>n</mi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i>N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row>
              </mfrac>
            </msqrt>
          </mrow>
        </mrow>
      </mrow>
    </mrow>
    <annotation encoding="StarMath 5.0">UCB1 = {frac {U(n)} {N(n)}} + C times sqrt{ frac{log(N(Parent(n))) } {N(n)}} </annotation>
  </semantics>
</math>
</file>

<file path=Object 2/content.xml><?xml version="1.0" encoding="utf-8"?>
<math xmlns="http://www.w3.org/1998/Math/MathML" display="block">
  <semantics>
    <mfrac>
      <mrow>
        <mi>U</mi>
        <mrow>
          <mo fence="true" form="prefix" stretchy="false">(</mo>
          <mrow>
            <mi>n</mi>
          </mrow>
          <mo fence="true" form="postfix" stretchy="false">)</mo>
        </mrow>
      </mrow>
      <mrow>
        <mi>N</mi>
        <mrow>
          <mo fence="true" form="prefix" stretchy="false">(</mo>
          <mrow>
            <mi>n</mi>
          </mrow>
          <mo fence="true" form="postfix" stretchy="false">)</mo>
        </mrow>
      </mrow>
    </mfrac>
    <annotation encoding="StarMath 5.0">frac {U(n)} {N(n)}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d</mi>
      </munderover>
      <msup>
        <mi>b</mi>
        <mi>i</mi>
      </msup>
    </mrow>
    <annotation encoding="StarMath 5.0">sum from{i = 0} to {d} b^{i}  </annotation>
  </semantics>
</math>
</file>

<file path=Object 4/content.xml><?xml version="1.0" encoding="utf-8"?>
<math xmlns="http://www.w3.org/1998/Math/MathML" display="block">
  <semantics>
    <mrow>
      <mrow>
        <mi>b</mi>
        <mo stretchy="false">×</mo>
        <mi>k</mi>
      </mrow>
      <mo stretchy="false">+</mo>
      <mn>1</mn>
    </mrow>
    <annotation encoding="StarMath 5.0">b times k +1</annotation>
  </semantics>
</math>
</file>